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516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3.528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4.249cm"/>
    </style:style>
    <style:style style:name="co11" style:family="table-column">
      <style:table-column-properties fo:break-before="auto" style:column-width="14.004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3deb3d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b515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99ff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99ff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6309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b3b3b3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3deb3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5000"/>
    <style:style style:name="ce16" style:family="table-cell" style:parent-style-name="Default" style:data-style-name="N5000">
      <style:table-cell-properties fo:background-color="#3deb3d"/>
    </style:style>
    <style:style style:name="ce17" style:family="table-cell" style:parent-style-name="Default" style:data-style-name="N5000">
      <style:table-cell-properties fo:background-color="transparent"/>
    </style:style>
    <style:style style:name="ce18" style:family="table-cell" style:parent-style-name="Default" style:data-style-name="N5000">
      <style:text-properties style:font-name="Arial" style:font-name-asian="DejaVu Sans" style:font-name-complex="DejaVu Sans"/>
    </style:style>
    <style:style style:name="ce19" style:family="table-cell" style:parent-style-name="Default" style:data-style-name="N5000">
      <style:table-cell-properties fo:background-color="#3deb3d"/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Default"/>
        <table:table-column table:style-name="co11" table:default-cell-style-name="Default"/>
        <table:table-column table:style-name="co1" table:number-columns-repeated="1009" table:default-cell-style-name="Default"/>
        <table:table-row table:style-name="ro2">
          <table:table-cell table:style-name="ce1" office:value-type="string" table:number-columns-spanned="4" table:number-rows-spanned="1">
            <text:p>Data source: <text:a xlink:href="http://en.wikipedia.org/wiki/OBD-II_PIDs">http://en.wikipedia.org/wiki/OBD-II_PIDs</text:a></text:p>
          </table:table-cell>
          <table:covered-table-cell table:style-name="ce2"/>
          <table:covered-table-cell table:style-name="ce2"/>
          <table:covered-table-cell table:style-name="ce2"/>
          <table:table-cell table:style-name="ce2" table:number-columns-repeated="4"/>
          <table:table-cell table:number-columns-repeated="1016"/>
        </table:table-row>
        <table:table-row table:style-name="ro3">
          <table:table-cell table:style-name="ce2" office:value-type="string">
            <text:p>Mode</text:p>
            <text:p>(hex)</text:p>
          </table:table-cell>
          <table:table-cell table:style-name="ce2" office:value-type="string">
            <text:p>PID</text:p>
            <text:p>(hex)</text:p>
          </table:table-cell>
          <table:table-cell table:style-name="ce2" office:value-type="string">
            <text:p>Data bytes returned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Min value</text:p>
          </table:table-cell>
          <table:table-cell table:style-name="ce2" office:value-type="string">
            <text:p>Max value</text:p>
          </table:table-cell>
          <table:table-cell table:style-name="ce2" office:value-type="string">
            <text:p>Units</text:p>
          </table:table-cell>
          <table:table-cell table:style-name="ce2" office:value-type="string">
            <text:p>Formula</text:p>
          </table:table-cell>
          <table:table-cell office:value-type="string">
            <text:p>Byte</text:p>
          </table:table-cell>
          <table:table-cell office:value-type="string">
            <text:p>len</text:p>
          </table:table-cell>
          <table:table-cell office:value-type="string">
            <text:p>multiplier</text:p>
          </table:table-cell>
          <table:table-cell office:value-type="string">
            <text:p>offset</text:p>
          </table:table-cell>
          <table:table-cell office:value-type="string">
            <text:p>Schummel_addon</text:p>
          </table:table-cell>
          <table:table-cell office:value-type="string">
            <text:p>createCall</text:p>
          </table:table-cell>
          <table:table-cell office:value-type="string">
            <text:p>CalcNumPid</text:p>
          </table:table-cell>
          <table:table-cell table:number-columns-repeated="100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PIDs supported [01 - 20]</text:p>
          </table:table-cell>
          <table:table-cell table:style-name="ce5" table:number-columns-repeated="3"/>
          <table:table-cell table:style-name="ce6" office:value-type="string">
            <text:p>Bit encoded [A7..D0] == [PID 0x01..PID 0x20]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Monitor status since DTCs cleared. (Includes malfunction indicator lamp (MIL) status and number of DTCs.)</text:p>
          </table:table-cell>
          <table:table-cell table:style-name="ce5" table:number-columns-repeated="3"/>
          <table:table-cell table:style-name="ce7" office:value-type="string">
            <text:p>Bit encoded. <text:a xlink:href="http://en.wikipedia.org/wiki/OBD-II_PIDs#Bitwise_encoded_PIDs">See below.</text:a>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Freeze <text:a xlink:href="http://en.wikipedia.org/wiki/Diagnostic_Trouble_Code">DTC</text:a></text:p>
          </table:table-cell>
          <table:table-cell table:style-name="ce5" table:number-columns-repeated="3"/>
          <table:table-cell table:style-name="ce8"/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uel system status</text:p>
          </table:table-cell>
          <table:table-cell table:style-name="ce5" table:number-columns-repeated="3"/>
          <table:table-cell table:style-name="ce9" office:value-type="string">
            <text:p>Bit encoded. <text:a xlink:href="http://en.wikipedia.org/wiki/OBD-II_PIDs#Bitwise_encoded_PIDs">See below.</text:a>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alculated engine load valu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2" office:value-type="float" office:value="1">
            <text:p>1</text:p>
          </table:table-cell>
          <table:table-cell table:formula="of:=100/255" office:value-type="float" office:value="0.392156862745098">
            <text:p>0.392156862745098</text:p>
          </table:table-cell>
          <table:table-cell office:value-type="float" office:value="0">
            <text:p>0</text:p>
          </table:table-cell>
          <table:table-cell/>
          <table:table-cell table:formula="of:=IF([.I7]&lt;&gt;&quot;&quot;;&quot;createCall(availPIDs, 0x&quot;&amp; [.M7]&amp; [.B7]&amp;&quot;,&quot;&quot;&quot;&amp;[.D7]&amp;&quot;&quot;&quot;, &quot;&quot;getNumPIDs&quot;&quot;)&quot;;&quot;&quot;)" office:value-type="string" office:string-value="createCall(availPIDs, 0x4,&quot;Calculated engine load value&quot;, &quot;getNumPIDs&quot;)">
            <text:p>createCall(availPIDs, 0x4,"Calculated engine load value", "getNumPIDs")</text:p>
          </table:table-cell>
          <table:table-cell table:style-name="ce18" table:formula="of:=IF([.I7]&lt;&gt;&quot;&quot;;&quot;id0x&quot;&amp;[.M7]&amp;[.B7]&amp;&quot; = { byte = &quot;&amp;[.I7]&amp;&quot; , size =  &quot;&amp;[.J7]&amp;&quot; , mult = &quot;&amp;TEXT([.K7];&quot;0.############&quot;)&amp;&quot; , offset = &quot;&amp;TEXT([.L7];&quot;0.##############&quot;)&amp;&quot;, unit = &quot;&quot;&quot;&amp;[.G7]&amp;&quot;&quot;&quot;} ,&quot;;&quot;&quot;)" office:value-type="string" office:string-value="id0x4 = { byte = 1 , size =  1 , mult = 0.392156862745 , offset = 0, unit = &quot; %&quot;} ,">
            <text:p>id0x4 = { byte = 1 , size = <text:s/>1 , mult = 0.392156862745 , offset = 0, unit = " %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ngine coolant temperature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215">
            <text:p>21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A-40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/>
          <table:table-cell table:formula="of:=IF([.I8]&lt;&gt;&quot;&quot;;&quot;createCall(availPIDs, 0x&quot;&amp; [.M8]&amp; [.B8]&amp;&quot;,&quot;&quot;&quot;&amp;[.D8]&amp;&quot;&quot;&quot;, &quot;&quot;getNumPIDs&quot;&quot;)&quot;;&quot;&quot;)" office:value-type="string" office:string-value="createCall(availPIDs, 0x5,&quot;Engine coolant temperature&quot;, &quot;getNumPIDs&quot;)">
            <text:p>createCall(availPIDs, 0x5,"Engine coolant temperature", "getNumPIDs")</text:p>
          </table:table-cell>
          <table:table-cell table:style-name="ce18" table:formula="of:=IF([.I8]&lt;&gt;&quot;&quot;;&quot;id0x&quot;&amp;[.M8]&amp;[.B8]&amp;&quot; = { byte = &quot;&amp;[.I8]&amp;&quot; , size =  &quot;&amp;[.J8]&amp;&quot; , mult = &quot;&amp;TEXT([.K8];&quot;0.############&quot;)&amp;&quot; , offset = &quot;&amp;TEXT([.L8];&quot;0.##############&quot;)&amp;&quot;, unit = &quot;&quot;&quot;&amp;[.G8]&amp;&quot;&quot;&quot;} ,&quot;;&quot;&quot;)" office:value-type="string" office:string-value="id0x5 = { byte = 1 , size =  1 , mult = 1 , offset = -40, unit = &quot;°C&quot;} ,">
            <text:p>id0x5 = { byte = 1 , size = <text:s/>1 , mult = 1 , offset = -40, unit = "°C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hort term fuel % trim—Bank 1</text:p>
          </table:table-cell>
          <table:table-cell table:style-name="ce3" office:value-type="string">
            <text:p>-100 (Rich)</text:p>
          </table:table-cell>
          <table:table-cell table:style-name="ce3" office:value-type="string">
            <text:p>99.22 (Lean)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2"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/>
          <table:table-cell table:formula="of:=IF([.I9]&lt;&gt;&quot;&quot;;&quot;createCall(availPIDs, 0x&quot;&amp; [.M9]&amp; [.B9]&amp;&quot;,&quot;&quot;&quot;&amp;[.D9]&amp;&quot;&quot;&quot;, &quot;&quot;getNumPIDs&quot;&quot;)&quot;;&quot;&quot;)" office:value-type="string" office:string-value="createCall(availPIDs, 0x6,&quot;Short term fuel % trim—Bank 1&quot;, &quot;getNumPIDs&quot;)">
            <text:p>createCall(availPIDs, 0x6,"Short term fuel % trim—Bank 1", "getNumPIDs")</text:p>
          </table:table-cell>
          <table:table-cell table:style-name="ce18" table:formula="of:=IF([.I9]&lt;&gt;&quot;&quot;;&quot;id0x&quot;&amp;[.M9]&amp;[.B9]&amp;&quot; = { byte = &quot;&amp;[.I9]&amp;&quot; , size =  &quot;&amp;[.J9]&amp;&quot; , mult = &quot;&amp;TEXT([.K9];&quot;0.############&quot;)&amp;&quot; , offset = &quot;&amp;TEXT([.L9];&quot;0.##############&quot;)&amp;&quot;, unit = &quot;&quot;&quot;&amp;[.G9]&amp;&quot;&quot;&quot;} ,&quot;;&quot;&quot;)" office:value-type="string" office:string-value="id0x6 = { byte = 1 , size =  1 , mult = 0.78125 , offset = -100, unit = &quot; %&quot;} ,">
            <text:p>id0x6 = { byte = 1 , size = <text:s/>1 , mult = 0.78125 , offset = -100, unit = " %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ng term fuel % trim—Bank 1</text:p>
          </table:table-cell>
          <table:table-cell table:style-name="ce3" office:value-type="string">
            <text:p>-100 (Rich)</text:p>
          </table:table-cell>
          <table:table-cell table:style-name="ce3" office:value-type="string">
            <text:p>99.22 (Lean)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2"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/>
          <table:table-cell table:formula="of:=IF([.I10]&lt;&gt;&quot;&quot;;&quot;createCall(availPIDs, 0x&quot;&amp; [.M10]&amp; [.B10]&amp;&quot;,&quot;&quot;&quot;&amp;[.D10]&amp;&quot;&quot;&quot;, &quot;&quot;getNumPIDs&quot;&quot;)&quot;;&quot;&quot;)" office:value-type="string" office:string-value="createCall(availPIDs, 0x7,&quot;Long term fuel % trim—Bank 1&quot;, &quot;getNumPIDs&quot;)">
            <text:p>createCall(availPIDs, 0x7,"Long term fuel % trim—Bank 1", "getNumPIDs")</text:p>
          </table:table-cell>
          <table:table-cell table:style-name="ce18" table:formula="of:=IF([.I10]&lt;&gt;&quot;&quot;;&quot;id0x&quot;&amp;[.M10]&amp;[.B10]&amp;&quot; = { byte = &quot;&amp;[.I10]&amp;&quot; , size =  &quot;&amp;[.J10]&amp;&quot; , mult = &quot;&amp;TEXT([.K10];&quot;0.############&quot;)&amp;&quot; , offset = &quot;&amp;TEXT([.L10];&quot;0.##############&quot;)&amp;&quot;, unit = &quot;&quot;&quot;&amp;[.G10]&amp;&quot;&quot;&quot;} ,&quot;;&quot;&quot;)" office:value-type="string" office:string-value="id0x7 = { byte = 1 , size =  1 , mult = 0.78125 , offset = -100, unit = &quot; %&quot;} ,">
            <text:p>id0x7 = { byte = 1 , size = <text:s/>1 , mult = 0.78125 , offset = -100, unit = " %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hort term fuel % trim—Bank 2</text:p>
          </table:table-cell>
          <table:table-cell table:style-name="ce3" office:value-type="string">
            <text:p>-100 (Rich)</text:p>
          </table:table-cell>
          <table:table-cell table:style-name="ce3" office:value-type="string">
            <text:p>99.22 (Lean)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2"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/>
          <table:table-cell table:formula="of:=IF([.I11]&lt;&gt;&quot;&quot;;&quot;createCall(availPIDs, 0x&quot;&amp; [.M11]&amp; [.B11]&amp;&quot;,&quot;&quot;&quot;&amp;[.D11]&amp;&quot;&quot;&quot;, &quot;&quot;getNumPIDs&quot;&quot;)&quot;;&quot;&quot;)" office:value-type="string" office:string-value="createCall(availPIDs, 0x8,&quot;Short term fuel % trim—Bank 2&quot;, &quot;getNumPIDs&quot;)">
            <text:p>createCall(availPIDs, 0x8,"Short term fuel % trim—Bank 2", "getNumPIDs")</text:p>
          </table:table-cell>
          <table:table-cell table:style-name="ce18" table:formula="of:=IF([.I11]&lt;&gt;&quot;&quot;;&quot;id0x&quot;&amp;[.M11]&amp;[.B11]&amp;&quot; = { byte = &quot;&amp;[.I11]&amp;&quot; , size =  &quot;&amp;[.J11]&amp;&quot; , mult = &quot;&amp;TEXT([.K11];&quot;0.############&quot;)&amp;&quot; , offset = &quot;&amp;TEXT([.L11];&quot;0.##############&quot;)&amp;&quot;, unit = &quot;&quot;&quot;&amp;[.G11]&amp;&quot;&quot;&quot;} ,&quot;;&quot;&quot;)" office:value-type="string" office:string-value="id0x8 = { byte = 1 , size =  1 , mult = 0.78125 , offset = -100, unit = &quot; %&quot;} ,">
            <text:p>id0x8 = { byte = 1 , size = <text:s/>1 , mult = 0.78125 , offset = -100, unit = " %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ng term fuel % trim—Bank 2</text:p>
          </table:table-cell>
          <table:table-cell table:style-name="ce3" office:value-type="string">
            <text:p>-100 (Rich)</text:p>
          </table:table-cell>
          <table:table-cell table:style-name="ce3" office:value-type="string">
            <text:p>99.22 (Lean)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2"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/>
          <table:table-cell table:formula="of:=IF([.I12]&lt;&gt;&quot;&quot;;&quot;createCall(availPIDs, 0x&quot;&amp; [.M12]&amp; [.B12]&amp;&quot;,&quot;&quot;&quot;&amp;[.D12]&amp;&quot;&quot;&quot;, &quot;&quot;getNumPIDs&quot;&quot;)&quot;;&quot;&quot;)" office:value-type="string" office:string-value="createCall(availPIDs, 0x9,&quot;Long term fuel % trim—Bank 2&quot;, &quot;getNumPIDs&quot;)">
            <text:p>createCall(availPIDs, 0x9,"Long term fuel % trim—Bank 2", "getNumPIDs")</text:p>
          </table:table-cell>
          <table:table-cell table:style-name="ce18" table:formula="of:=IF([.I12]&lt;&gt;&quot;&quot;;&quot;id0x&quot;&amp;[.M12]&amp;[.B12]&amp;&quot; = { byte = &quot;&amp;[.I12]&amp;&quot; , size =  &quot;&amp;[.J12]&amp;&quot; , mult = &quot;&amp;TEXT([.K12];&quot;0.############&quot;)&amp;&quot; , offset = &quot;&amp;TEXT([.L12];&quot;0.##############&quot;)&amp;&quot;, unit = &quot;&quot;&quot;&amp;[.G12]&amp;&quot;&quot;&quot;} ,&quot;;&quot;&quot;)" office:value-type="string" office:string-value="id0x9 = { byte = 1 , size =  1 , mult = 0.78125 , offset = -100, unit = &quot; %&quot;} ,">
            <text:p>id0x9 = { byte = 1 , size = <text:s/>1 , mult = 0.78125 , offset = -100, unit = " %"} ,</text:p>
          </table:table-cell>
          <table:table-cell table:number-columns-repeated="100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0A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uel pressur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65">
            <text:p>765</text:p>
          </table:table-cell>
          <table:table-cell table:style-name="ce3" office:value-type="string">
            <text:p>kPa (gauge)</text:p>
          </table:table-cell>
          <table:table-cell table:style-name="ce3" office:value-type="string">
            <text:p>A*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IF([.I13]&lt;&gt;&quot;&quot;;&quot;createCall(availPIDs, 0x&quot;&amp; [.M13]&amp; [.B13]&amp;&quot;,&quot;&quot;&quot;&amp;[.D13]&amp;&quot;&quot;&quot;, &quot;&quot;getNumPIDs&quot;&quot;)&quot;;&quot;&quot;)" office:value-type="string" office:string-value="createCall(availPIDs, 0x0A,&quot;Fuel pressure&quot;, &quot;getNumPIDs&quot;)">
            <text:p>createCall(availPIDs, 0x0A,"Fuel pressure", "getNumPIDs")</text:p>
          </table:table-cell>
          <table:table-cell table:style-name="ce18" table:formula="of:=IF([.I13]&lt;&gt;&quot;&quot;;&quot;id0x&quot;&amp;[.M13]&amp;[.B13]&amp;&quot; = { byte = &quot;&amp;[.I13]&amp;&quot; , size =  &quot;&amp;[.J13]&amp;&quot; , mult = &quot;&amp;TEXT([.K13];&quot;0.############&quot;)&amp;&quot; , offset = &quot;&amp;TEXT([.L13];&quot;0.##############&quot;)&amp;&quot;, unit = &quot;&quot;&quot;&amp;[.G13]&amp;&quot;&quot;&quot;} ,&quot;;&quot;&quot;)" office:value-type="string" office:string-value="id0x0A = { byte = 1 , size =  1 , mult = 3 , offset = 0, unit = &quot;kPa (gauge)&quot;} ,">
            <text:p>id0x0A = { byte = 1 , size = <text:s/>1 , mult = 3 , offset = 0, unit = "kPa (gauge)"} ,</text:p>
          </table:table-cell>
          <table:table-cell table:number-columns-repeated="100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0B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Intake manifold absolute pressur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kPa (absolute)</text:p>
          </table:table-cell>
          <table:table-cell table:style-name="ce3"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I14]&lt;&gt;&quot;&quot;;&quot;createCall(availPIDs, 0x&quot;&amp; [.M14]&amp; [.B14]&amp;&quot;,&quot;&quot;&quot;&amp;[.D14]&amp;&quot;&quot;&quot;, &quot;&quot;getNumPIDs&quot;&quot;)&quot;;&quot;&quot;)" office:value-type="string" office:string-value="createCall(availPIDs, 0x0B,&quot;Intake manifold absolute pressure&quot;, &quot;getNumPIDs&quot;)">
            <text:p>createCall(availPIDs, 0x0B,"Intake manifold absolute pressure", "getNumPIDs")</text:p>
          </table:table-cell>
          <table:table-cell table:style-name="ce18" table:formula="of:=IF([.I14]&lt;&gt;&quot;&quot;;&quot;id0x&quot;&amp;[.M14]&amp;[.B14]&amp;&quot; = { byte = &quot;&amp;[.I14]&amp;&quot; , size =  &quot;&amp;[.J14]&amp;&quot; , mult = &quot;&amp;TEXT([.K14];&quot;0.############&quot;)&amp;&quot; , offset = &quot;&amp;TEXT([.L14];&quot;0.##############&quot;)&amp;&quot;, unit = &quot;&quot;&quot;&amp;[.G14]&amp;&quot;&quot;&quot;} ,&quot;;&quot;&quot;)" office:value-type="string" office:string-value="id0x0B = { byte = 1 , size =  1 , mult = 1 , offset = 0, unit = &quot;kPa (absolute)&quot;} ,">
            <text:p>id0x0B = { byte = 1 , size = <text:s/>1 , mult = 1 , offset = 0, unit = "kPa (absolute)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0C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Engine RPM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6,383.75</text:p>
          </table:table-cell>
          <table:table-cell table:style-name="ce3" office:value-type="string">
            <text:p>rpm</text:p>
          </table:table-cell>
          <table:table-cell table:style-name="ce3" office:value-type="string">
            <text:p>((A*256)+B)/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/>
          <table:table-cell table:formula="of:=IF([.I15]&lt;&gt;&quot;&quot;;&quot;createCall(availPIDs, 0x&quot;&amp; [.M15]&amp; [.B15]&amp;&quot;,&quot;&quot;&quot;&amp;[.D15]&amp;&quot;&quot;&quot;, &quot;&quot;getNumPIDs&quot;&quot;)&quot;;&quot;&quot;)" office:value-type="string" office:string-value="createCall(availPIDs, 0x0C,&quot;Engine RPM&quot;, &quot;getNumPIDs&quot;)">
            <text:p>createCall(availPIDs, 0x0C,"Engine RPM", "getNumPIDs")</text:p>
          </table:table-cell>
          <table:table-cell table:style-name="ce18" table:formula="of:=IF([.I15]&lt;&gt;&quot;&quot;;&quot;id0x&quot;&amp;[.M15]&amp;[.B15]&amp;&quot; = { byte = &quot;&amp;[.I15]&amp;&quot; , size =  &quot;&amp;[.J15]&amp;&quot; , mult = &quot;&amp;TEXT([.K15];&quot;0.############&quot;)&amp;&quot; , offset = &quot;&amp;TEXT([.L15];&quot;0.##############&quot;)&amp;&quot;, unit = &quot;&quot;&quot;&amp;[.G15]&amp;&quot;&quot;&quot;} ,&quot;;&quot;&quot;)" office:value-type="string" office:string-value="id0x0C = { byte = 1 , size =  2 , mult = 0.25 , offset = 0, unit = &quot;rpm&quot;} ,">
            <text:p>id0x0C = { byte = 1 , size = <text:s/>2 , mult = 0.25 , offset = 0, unit = "rpm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0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Vehicle spee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km/h</text:p>
          </table:table-cell>
          <table:table-cell table:style-name="ce3"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I16]&lt;&gt;&quot;&quot;;&quot;createCall(availPIDs, 0x&quot;&amp; [.M16]&amp; [.B16]&amp;&quot;,&quot;&quot;&quot;&amp;[.D16]&amp;&quot;&quot;&quot;, &quot;&quot;getNumPIDs&quot;&quot;)&quot;;&quot;&quot;)" office:value-type="string" office:string-value="createCall(availPIDs, 0x0D,&quot;Vehicle speed&quot;, &quot;getNumPIDs&quot;)">
            <text:p>createCall(availPIDs, 0x0D,"Vehicle speed", "getNumPIDs")</text:p>
          </table:table-cell>
          <table:table-cell table:style-name="ce18" table:formula="of:=IF([.I16]&lt;&gt;&quot;&quot;;&quot;id0x&quot;&amp;[.M16]&amp;[.B16]&amp;&quot; = { byte = &quot;&amp;[.I16]&amp;&quot; , size =  &quot;&amp;[.J16]&amp;&quot; , mult = &quot;&amp;TEXT([.K16];&quot;0.############&quot;)&amp;&quot; , offset = &quot;&amp;TEXT([.L16];&quot;0.##############&quot;)&amp;&quot;, unit = &quot;&quot;&quot;&amp;[.G16]&amp;&quot;&quot;&quot;} ,&quot;;&quot;&quot;)" office:value-type="string" office:string-value="id0x0D = { byte = 1 , size =  1 , mult = 1 , offset = 0, unit = &quot;km/h&quot;} ,">
            <text:p>id0x0D = { byte = 1 , size = <text:s/>1 , mult = 1 , offset = 0, unit = "km/h"} ,</text:p>
          </table:table-cell>
          <table:table-cell table:number-columns-repeated="1009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0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iming advance</text:p>
          </table:table-cell>
          <table:table-cell table:style-name="ce3" office:value-type="float" office:value="-64">
            <text:p>-64</text:p>
          </table:table-cell>
          <table:table-cell table:style-name="ce3" office:value-type="string">
            <text:p>63.5</text:p>
          </table:table-cell>
          <table:table-cell table:style-name="ce3" office:value-type="string">
            <text:p>° relative to #1 cylinder</text:p>
          </table:table-cell>
          <table:table-cell table:style-name="ce3" office:value-type="string">
            <text:p>A/2 - 64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64">
            <text:p>-64</text:p>
          </table:table-cell>
          <table:table-cell/>
          <table:table-cell table:formula="of:=IF([.I17]&lt;&gt;&quot;&quot;;&quot;createCall(availPIDs, 0x&quot;&amp; [.M17]&amp; [.B17]&amp;&quot;,&quot;&quot;&quot;&amp;[.D17]&amp;&quot;&quot;&quot;, &quot;&quot;getNumPIDs&quot;&quot;)&quot;;&quot;&quot;)" office:value-type="string" office:string-value="createCall(availPIDs, 0x0E,&quot;Timing advance&quot;, &quot;getNumPIDs&quot;)">
            <text:p>createCall(availPIDs, 0x0E,"Timing advance", "getNumPIDs")</text:p>
          </table:table-cell>
          <table:table-cell table:style-name="ce18" table:formula="of:=IF([.I17]&lt;&gt;&quot;&quot;;&quot;id0x&quot;&amp;[.M17]&amp;[.B17]&amp;&quot; = { byte = &quot;&amp;[.I17]&amp;&quot; , size =  &quot;&amp;[.J17]&amp;&quot; , mult = &quot;&amp;TEXT([.K17];&quot;0.############&quot;)&amp;&quot; , offset = &quot;&amp;TEXT([.L17];&quot;0.##############&quot;)&amp;&quot;, unit = &quot;&quot;&quot;&amp;[.G17]&amp;&quot;&quot;&quot;} ,&quot;;&quot;&quot;)" office:value-type="string" office:string-value="id0x0E = { byte = 1 , size =  1 , mult = 0.5 , offset = -64, unit = &quot;° relative to #1 cylinder&quot;} ,">
            <text:p>id0x0E = { byte = 1 , size = <text:s/>1 , mult = 0.5 , offset = -64, unit = "° relative to #1 cylinder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0F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Intake air temperature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215">
            <text:p>21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A-40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/>
          <table:table-cell table:formula="of:=IF([.I18]&lt;&gt;&quot;&quot;;&quot;createCall(availPIDs, 0x&quot;&amp; [.M18]&amp; [.B18]&amp;&quot;,&quot;&quot;&quot;&amp;[.D18]&amp;&quot;&quot;&quot;, &quot;&quot;getNumPIDs&quot;&quot;)&quot;;&quot;&quot;)" office:value-type="string" office:string-value="createCall(availPIDs, 0x0F,&quot;Intake air temperature&quot;, &quot;getNumPIDs&quot;)">
            <text:p>createCall(availPIDs, 0x0F,"Intake air temperature", "getNumPIDs")</text:p>
          </table:table-cell>
          <table:table-cell table:style-name="ce18" table:formula="of:=IF([.I18]&lt;&gt;&quot;&quot;;&quot;id0x&quot;&amp;[.M18]&amp;[.B18]&amp;&quot; = { byte = &quot;&amp;[.I18]&amp;&quot; , size =  &quot;&amp;[.J18]&amp;&quot; , mult = &quot;&amp;TEXT([.K18];&quot;0.############&quot;)&amp;&quot; , offset = &quot;&amp;TEXT([.L18];&quot;0.##############&quot;)&amp;&quot;, unit = &quot;&quot;&quot;&amp;[.G18]&amp;&quot;&quot;&quot;} ,&quot;;&quot;&quot;)" office:value-type="string" office:string-value="id0x0F = { byte = 1 , size =  1 , mult = 1 , offset = -40, unit = &quot;°C&quot;} ,">
            <text:p>id0x0F = { byte = 1 , size = <text:s/>1 , mult = 1 , offset = -40, unit = "°C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AF air flow rate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655.35</text:p>
          </table:table-cell>
          <table:table-cell table:style-name="ce3" office:value-type="string">
            <text:p>g/s</text:p>
          </table:table-cell>
          <table:table-cell table:style-name="ce3" office:value-type="string">
            <text:p>((A*256)+B) / 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table:formula="of:=IF([.I19]&lt;&gt;&quot;&quot;;&quot;createCall(availPIDs, 0x&quot;&amp; [.M19]&amp; [.B19]&amp;&quot;,&quot;&quot;&quot;&amp;[.D19]&amp;&quot;&quot;&quot;, &quot;&quot;getNumPIDs&quot;&quot;)&quot;;&quot;&quot;)" office:value-type="string" office:string-value="createCall(availPIDs, 0x10,&quot;MAF air flow rate&quot;, &quot;getNumPIDs&quot;)">
            <text:p>createCall(availPIDs, 0x10,"MAF air flow rate", "getNumPIDs")</text:p>
          </table:table-cell>
          <table:table-cell table:style-name="ce18" table:formula="of:=IF([.I19]&lt;&gt;&quot;&quot;;&quot;id0x&quot;&amp;[.M19]&amp;[.B19]&amp;&quot; = { byte = &quot;&amp;[.I19]&amp;&quot; , size =  &quot;&amp;[.J19]&amp;&quot; , mult = &quot;&amp;TEXT([.K19];&quot;0.############&quot;)&amp;&quot; , offset = &quot;&amp;TEXT([.L19];&quot;0.##############&quot;)&amp;&quot;, unit = &quot;&quot;&quot;&amp;[.G19]&amp;&quot;&quot;&quot;} ,&quot;;&quot;&quot;)" office:value-type="string" office:string-value="id0x10 = { byte = 1 , size =  2 , mult = 0.01 , offset = 0, unit = &quot;g/s&quot;} ,">
            <text:p>id0x10 = { byte = 1 , size = <text:s/>2 , mult = 0.01 , offset = 0, unit = "g/s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hrottle positi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2" office:value-type="float" office:value="1">
            <text:p>1</text:p>
          </table:table-cell>
          <table:table-cell table:formula="of:=100/255" office:value-type="float" office:value="0.392156862745098">
            <text:p>0.392156862745098</text:p>
          </table:table-cell>
          <table:table-cell office:value-type="float" office:value="0">
            <text:p>0</text:p>
          </table:table-cell>
          <table:table-cell/>
          <table:table-cell table:formula="of:=IF([.I20]&lt;&gt;&quot;&quot;;&quot;createCall(availPIDs, 0x&quot;&amp; [.M20]&amp; [.B20]&amp;&quot;,&quot;&quot;&quot;&amp;[.D20]&amp;&quot;&quot;&quot;, &quot;&quot;getNumPIDs&quot;&quot;)&quot;;&quot;&quot;)" office:value-type="string" office:string-value="createCall(availPIDs, 0x11,&quot;Throttle position&quot;, &quot;getNumPIDs&quot;)">
            <text:p>createCall(availPIDs, 0x11,"Throttle position", "getNumPIDs")</text:p>
          </table:table-cell>
          <table:table-cell table:style-name="ce18" table:formula="of:=IF([.I20]&lt;&gt;&quot;&quot;;&quot;id0x&quot;&amp;[.M20]&amp;[.B20]&amp;&quot; = { byte = &quot;&amp;[.I20]&amp;&quot; , size =  &quot;&amp;[.J20]&amp;&quot; , mult = &quot;&amp;TEXT([.K20];&quot;0.############&quot;)&amp;&quot; , offset = &quot;&amp;TEXT([.L20];&quot;0.##############&quot;)&amp;&quot;, unit = &quot;&quot;&quot;&amp;[.G20]&amp;&quot;&quot;&quot;} ,&quot;;&quot;&quot;)" office:value-type="string" office:string-value="id0x11 = { byte = 1 , size =  1 , mult = 0.392156862745 , offset = 0, unit = &quot; %&quot;} ,">
            <text:p>id0x11 = { byte = 1 , size = <text:s/>1 , mult = 0.392156862745 , offset = 0, unit = " %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mmanded secondary air status</text:p>
          </table:table-cell>
          <table:table-cell table:style-name="ce5" table:number-columns-repeated="2"/>
          <table:table-cell table:style-name="ce5"/>
          <table:table-cell table:style-name="ce10" office:value-type="string">
            <text:p>Bit encoded. <text:a xlink:href="http://en.wikipedia.org/wiki/OBD-II_PIDs#Bitwise_encoded_PIDs">See below.</text:a></text:p>
          </table:table-cell>
          <table:table-cell table:number-columns-repeated="5"/>
          <table:table-cell table:formula="of:=IF([.I21]&lt;&gt;&quot;&quot;;&quot;createCall(availPIDs, 0x&quot;&amp; [.M21]&amp; [.B21]&amp;&quot;,&quot;&quot;&quot;&amp;[.D21]&amp;&quot;&quot;&quot;, &quot;&quot;getNumPIDs&quot;&quot;)&quot;;&quot;&quot;)">
            <text:p/>
          </table:table-cell>
          <table:table-cell table:style-name="ce18" table:formula="of:=IF([.I21]&lt;&gt;&quot;&quot;;&quot;id0x&quot;&amp;[.M21]&amp;[.B21]&amp;&quot; = { byte = &quot;&amp;[.I21]&amp;&quot; , size =  &quot;&amp;[.J21]&amp;&quot; , mult = &quot;&amp;TEXT([.K21];&quot;0.############&quot;)&amp;&quot; , offset = &quot;&amp;TEXT([.L21];&quot;0.##############&quot;)&amp;&quot;, unit = &quot;&quot;&quot;&amp;[.G21]&amp;&quot;&quot;&quot;} ,&quot;;&quot;&quot;)">
            <text:p/>
          </table:table-cell>
          <table:table-cell table:number-columns-repeated="100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xygen sensors present</text:p>
          </table:table-cell>
          <table:table-cell table:style-name="ce5" table:number-columns-repeated="2"/>
          <table:table-cell table:style-name="ce5"/>
          <table:table-cell table:style-name="ce10" office:value-type="string">
            <text:p>[A0..A3] == Bank 1, Sensors 1-4. [A4..A7] == Bank 2...</text:p>
          </table:table-cell>
          <table:table-cell table:number-columns-repeated="5"/>
          <table:table-cell table:formula="of:=IF([.I22]&lt;&gt;&quot;&quot;;&quot;createCall(availPIDs, 0x&quot;&amp; [.M22]&amp; [.B22]&amp;&quot;,&quot;&quot;&quot;&amp;[.D22]&amp;&quot;&quot;&quot;, &quot;&quot;getNumPIDs&quot;&quot;)&quot;;&quot;&quot;)">
            <text:p/>
          </table:table-cell>
          <table:table-cell table:style-name="ce18" table:formula="of:=IF([.I22]&lt;&gt;&quot;&quot;;&quot;id0x&quot;&amp;[.M22]&amp;[.B22]&amp;&quot; = { byte = &quot;&amp;[.I22]&amp;&quot; , size =  &quot;&amp;[.J22]&amp;&quot; , mult = &quot;&amp;TEXT([.K22];&quot;0.############&quot;)&amp;&quot; , offset = &quot;&amp;TEXT([.L22];&quot;0.##############&quot;)&amp;&quot;, unit = &quot;&quot;&quot;&amp;[.G22]&amp;&quot;&quot;&quot;} ,&quot;;&quot;&quot;)">
            <text:p/>
          </table:table-cell>
          <table:table-cell table:number-columns-repeated="1009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1: Oxygen sensor voltage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0.005">
            <text:p>0.00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23]&lt;&gt;&quot;&quot;;&quot;createCall(availPIDs, 0x&quot;&amp; [.M23]&amp; [.B23]&amp;&quot;,&quot;&quot;&quot;&amp;[.D23]&amp;&quot;&quot;&quot;, &quot;&quot;getNumPIDs&quot;&quot;)&quot;;&quot;&quot;)" office:value-type="string" office:string-value="createCall(availPIDs, 0x14,&quot;Bank 1, Sensor 1: Oxygen sensor voltage&quot;, &quot;getNumPIDs&quot;)">
            <text:p>createCall(availPIDs, 0x14,"Bank 1, Sensor 1: Oxygen sensor voltage", "getNumPIDs")</text:p>
          </table:table-cell>
          <table:table-cell table:style-name="ce19" table:formula="of:=IF([.I23]&lt;&gt;&quot;&quot;;&quot;id0x&quot;&amp;[.M23]&amp;[.B23]&amp;&quot; = { byte = &quot;&amp;[.I23]&amp;&quot; , size =  &quot;&amp;[.J23]&amp;&quot; , mult = &quot;&amp;TEXT([.K23];&quot;0.############&quot;)&amp;&quot; , offset = &quot;&amp;TEXT([.L23];&quot;0.##############&quot;)&amp;&quot;, unit = &quot;&quot;&quot;&amp;[.G23]&amp;&quot;&quot;&quot;} ,&quot;;&quot;&quot;)" office:value-type="string" office:string-value="id0x14 = { byte = 1 , size =  1 , mult = 0.005 , offset = 0, unit = &quot;Volts&quot;} ,">
            <text:p>id0x14 = { byte = 1 , size = <text:s/>1 , mult = 0.005 , offset = 0, unit = "Volts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1: 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6" table:formula="of:=100/128" office:value-type="float" office:value="0.78125">
            <text:p>0.78125</text:p>
          </table:table-cell>
          <table:table-cell table:style-name="ce16" office:value-type="float" office:value="-100">
            <text:p>-100</text:p>
          </table:table-cell>
          <table:table-cell table:style-name="ce16" office:value-type="float" office:value="1">
            <text:p>1</text:p>
          </table:table-cell>
          <table:table-cell table:style-name="ce13" table:formula="of:=IF([.I24]&lt;&gt;&quot;&quot;;&quot;createCall(availPIDs, 0x&quot;&amp; [.M24]&amp; [.B24]&amp;&quot;,&quot;&quot;&quot;&amp;[.D24]&amp;&quot;&quot;&quot;, &quot;&quot;getNumPIDs&quot;&quot;)&quot;;&quot;&quot;)" office:value-type="string" office:string-value="createCall(availPIDs, 0x114,&quot;Bank 1, Sensor 1: Short term fuel trim&quot;, &quot;getNumPIDs&quot;)">
            <text:p>createCall(availPIDs, 0x114,"Bank 1, Sensor 1: Short term fuel trim", "getNumPIDs")</text:p>
          </table:table-cell>
          <table:table-cell table:style-name="ce19" table:formula="of:=IF([.I24]&lt;&gt;&quot;&quot;;&quot;id0x&quot;&amp;[.M24]&amp;[.B24]&amp;&quot; = { byte = &quot;&amp;[.I24]&amp;&quot; , size =  &quot;&amp;[.J24]&amp;&quot; , mult = &quot;&amp;TEXT([.K24];&quot;0.############&quot;)&amp;&quot; , offset = &quot;&amp;TEXT([.L24];&quot;0.##############&quot;)&amp;&quot;, unit = &quot;&quot;&quot;&amp;[.G24]&amp;&quot;&quot;&quot;} ,&quot;;&quot;&quot;)" office:value-type="string" office:string-value="id0x114 = { byte = 2 , size =  1 , mult = 0.78125 , offset = -100, unit = &quot;%&quot;} ,">
            <text:p>id0x114 = { byte = 2 , size = <text:s/>1 , mult = 0.78125 , offset = -100, unit = "%"} ,</text:p>
          </table:table-cell>
          <table:table-cell table:style-name="ce14" table:number-columns-repeated="1009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2: Oxygen sensor voltage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0.005">
            <text:p>0.00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25]&lt;&gt;&quot;&quot;;&quot;createCall(availPIDs, 0x&quot;&amp; [.M25]&amp; [.B25]&amp;&quot;,&quot;&quot;&quot;&amp;[.D25]&amp;&quot;&quot;&quot;, &quot;&quot;GetNumPIDs&quot;&quot;)&quot;;&quot;&quot;)" office:value-type="string" office:string-value="createCall(availPIDs, 0x15,&quot;Bank 1, Sensor 2: Oxygen sensor voltage&quot;, &quot;GetNumPIDs&quot;)">
            <text:p>createCall(availPIDs, 0x15,"Bank 1, Sensor 2: Oxygen sensor voltage", "GetNumPIDs")</text:p>
          </table:table-cell>
          <table:table-cell table:style-name="ce19" table:formula="of:=IF([.I25]&lt;&gt;&quot;&quot;;&quot;id0x&quot;&amp;[.M25]&amp;[.B25]&amp;&quot; = { byte = &quot;&amp;[.I25]&amp;&quot; , size =  &quot;&amp;[.J25]&amp;&quot; , mult = &quot;&amp;TEXT([.K25];&quot;0.############&quot;)&amp;&quot; , offset = &quot;&amp;TEXT([.L25];&quot;0.##############&quot;)&amp;&quot;, unit = &quot;&quot;&quot;&amp;[.G25]&amp;&quot;&quot;&quot;} ,&quot;;&quot;&quot;)" office:value-type="string" office:string-value="id0x15 = { byte = 1 , size =  1 , mult = 0.005 , offset = 0, unit = &quot;Volts&#10;%&quot;} ,">
            <text:p>id0x15 = { byte = 1 , size = <text:s/>1 , mult = 0.005 , offset = 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2: 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6" table:formula="of:=100/128" office:value-type="float" office:value="0.78125">
            <text:p>0.78125</text:p>
          </table:table-cell>
          <table:table-cell table:style-name="ce16" office:value-type="float" office:value="-100">
            <text:p>-100</text:p>
          </table:table-cell>
          <table:table-cell table:style-name="ce16"/>
          <table:table-cell table:style-name="ce13" table:formula="of:=IF([.I26]&lt;&gt;&quot;&quot;;&quot;createCall(availPIDs, 0x&quot;&amp; [.M26]&amp; [.B26]&amp;&quot;,&quot;&quot;&quot;&amp;[.D26]&amp;&quot;&quot;&quot;, &quot;&quot;GetNumPIDs&quot;&quot;)&quot;;&quot;&quot;)" office:value-type="string" office:string-value="createCall(availPIDs, 0x15,&quot;Bank 1, Sensor 2: Short term fuel trim&quot;, &quot;GetNumPIDs&quot;)">
            <text:p>createCall(availPIDs, 0x15,"Bank 1, Sensor 2: Short term fuel trim", "GetNumPIDs")</text:p>
          </table:table-cell>
          <table:table-cell table:style-name="ce19" table:formula="of:=IF([.I26]&lt;&gt;&quot;&quot;;&quot;id0x&quot;&amp;[.M26]&amp;[.B26]&amp;&quot; = { byte = &quot;&amp;[.I26]&amp;&quot; , size =  &quot;&amp;[.J26]&amp;&quot; , mult = &quot;&amp;TEXT([.K26];&quot;0.############&quot;)&amp;&quot; , offset = &quot;&amp;TEXT([.L26];&quot;0.##############&quot;)&amp;&quot;, unit = &quot;&quot;&quot;&amp;[.G26]&amp;&quot;&quot;&quot;} ,&quot;;&quot;&quot;)" office:value-type="string" office:string-value="id0x15 = { byte = 2 , size =  1 , mult = 0.78125 , offset = -100, unit = &quot;Volts&#10;%&quot;} ,">
            <text:p>id0x15 = { byte = 2 , size = <text:s/>1 , mult = 0.78125 , offset = -10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3: Oxygen sensor voltage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0.005">
            <text:p>0.00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27]&lt;&gt;&quot;&quot;;&quot;createCall(availPIDs, 0x&quot;&amp; [.M27]&amp; [.B27]&amp;&quot;,&quot;&quot;&quot;&amp;[.D27]&amp;&quot;&quot;&quot;, &quot;&quot;GetNumPIDs&quot;&quot;)&quot;;&quot;&quot;)" office:value-type="string" office:string-value="createCall(availPIDs, 0x16,&quot;Bank 1, Sensor 3: Oxygen sensor voltage&quot;, &quot;GetNumPIDs&quot;)">
            <text:p>createCall(availPIDs, 0x16,"Bank 1, Sensor 3: Oxygen sensor voltage", "GetNumPIDs")</text:p>
          </table:table-cell>
          <table:table-cell table:style-name="ce19" table:formula="of:=IF([.I27]&lt;&gt;&quot;&quot;;&quot;id0x&quot;&amp;[.M27]&amp;[.B27]&amp;&quot; = { byte = &quot;&amp;[.I27]&amp;&quot; , size =  &quot;&amp;[.J27]&amp;&quot; , mult = &quot;&amp;TEXT([.K27];&quot;0.############&quot;)&amp;&quot; , offset = &quot;&amp;TEXT([.L27];&quot;0.##############&quot;)&amp;&quot;, unit = &quot;&quot;&quot;&amp;[.G27]&amp;&quot;&quot;&quot;} ,&quot;;&quot;&quot;)" office:value-type="string" office:string-value="id0x16 = { byte = 1 , size =  1 , mult = 0.005 , offset = 0, unit = &quot;Volts&#10;%&quot;} ,">
            <text:p>id0x16 = { byte = 1 , size = <text:s/>1 , mult = 0.005 , offset = 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3: 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6" table:formula="of:=100/128" office:value-type="float" office:value="0.78125">
            <text:p>0.78125</text:p>
          </table:table-cell>
          <table:table-cell table:style-name="ce16" office:value-type="float" office:value="-100">
            <text:p>-100</text:p>
          </table:table-cell>
          <table:table-cell table:style-name="ce16"/>
          <table:table-cell table:style-name="ce13" table:formula="of:=IF([.I28]&lt;&gt;&quot;&quot;;&quot;createCall(availPIDs, 0x&quot;&amp; [.M28]&amp; [.B28]&amp;&quot;,&quot;&quot;&quot;&amp;[.D28]&amp;&quot;&quot;&quot;, &quot;&quot;GetNumPIDs&quot;&quot;)&quot;;&quot;&quot;)" office:value-type="string" office:string-value="createCall(availPIDs, 0x16,&quot;Bank 1, Sensor 3: Short term fuel trim&quot;, &quot;GetNumPIDs&quot;)">
            <text:p>createCall(availPIDs, 0x16,"Bank 1, Sensor 3: Short term fuel trim", "GetNumPIDs")</text:p>
          </table:table-cell>
          <table:table-cell table:style-name="ce19" table:formula="of:=IF([.I28]&lt;&gt;&quot;&quot;;&quot;id0x&quot;&amp;[.M28]&amp;[.B28]&amp;&quot; = { byte = &quot;&amp;[.I28]&amp;&quot; , size =  &quot;&amp;[.J28]&amp;&quot; , mult = &quot;&amp;TEXT([.K28];&quot;0.############&quot;)&amp;&quot; , offset = &quot;&amp;TEXT([.L28];&quot;0.##############&quot;)&amp;&quot;, unit = &quot;&quot;&quot;&amp;[.G28]&amp;&quot;&quot;&quot;} ,&quot;;&quot;&quot;)" office:value-type="string" office:string-value="id0x16 = { byte = 2 , size =  1 , mult = 0.78125 , offset = -100, unit = &quot;Volts&#10;%&quot;} ,">
            <text:p>id0x16 = { byte = 2 , size = <text:s/>1 , mult = 0.78125 , offset = -10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4: Oxygen sensor voltage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0.005">
            <text:p>0.00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29]&lt;&gt;&quot;&quot;;&quot;createCall(availPIDs, 0x&quot;&amp; [.M29]&amp; [.B29]&amp;&quot;,&quot;&quot;&quot;&amp;[.D29]&amp;&quot;&quot;&quot;, &quot;&quot;GetNumPIDs&quot;&quot;)&quot;;&quot;&quot;)" office:value-type="string" office:string-value="createCall(availPIDs, 0x17,&quot;Bank 1, Sensor 4: Oxygen sensor voltage&quot;, &quot;GetNumPIDs&quot;)">
            <text:p>createCall(availPIDs, 0x17,"Bank 1, Sensor 4: Oxygen sensor voltage", "GetNumPIDs")</text:p>
          </table:table-cell>
          <table:table-cell table:style-name="ce19" table:formula="of:=IF([.I29]&lt;&gt;&quot;&quot;;&quot;id0x&quot;&amp;[.M29]&amp;[.B29]&amp;&quot; = { byte = &quot;&amp;[.I29]&amp;&quot; , size =  &quot;&amp;[.J29]&amp;&quot; , mult = &quot;&amp;TEXT([.K29];&quot;0.############&quot;)&amp;&quot; , offset = &quot;&amp;TEXT([.L29];&quot;0.##############&quot;)&amp;&quot;, unit = &quot;&quot;&quot;&amp;[.G29]&amp;&quot;&quot;&quot;} ,&quot;;&quot;&quot;)" office:value-type="string" office:string-value="id0x17 = { byte = 1 , size =  1 , mult = 0.005 , offset = 0, unit = &quot;Volts&#10;%&quot;} ,">
            <text:p>id0x17 = { byte = 1 , size = <text:s/>1 , mult = 0.005 , offset = 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4: 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6" table:formula="of:=100/128" office:value-type="float" office:value="0.78125">
            <text:p>0.78125</text:p>
          </table:table-cell>
          <table:table-cell table:style-name="ce16" office:value-type="float" office:value="-100">
            <text:p>-100</text:p>
          </table:table-cell>
          <table:table-cell table:style-name="ce16"/>
          <table:table-cell table:style-name="ce13" table:formula="of:=IF([.I30]&lt;&gt;&quot;&quot;;&quot;createCall(availPIDs, 0x&quot;&amp; [.M30]&amp; [.B30]&amp;&quot;,&quot;&quot;&quot;&amp;[.D30]&amp;&quot;&quot;&quot;, &quot;&quot;GetNumPIDs&quot;&quot;)&quot;;&quot;&quot;)" office:value-type="string" office:string-value="createCall(availPIDs, 0x17,&quot;Bank 1, Sensor 4: Short term fuel trim&quot;, &quot;GetNumPIDs&quot;)">
            <text:p>createCall(availPIDs, 0x17,"Bank 1, Sensor 4: Short term fuel trim", "GetNumPIDs")</text:p>
          </table:table-cell>
          <table:table-cell table:style-name="ce19" table:formula="of:=IF([.I30]&lt;&gt;&quot;&quot;;&quot;id0x&quot;&amp;[.M30]&amp;[.B30]&amp;&quot; = { byte = &quot;&amp;[.I30]&amp;&quot; , size =  &quot;&amp;[.J30]&amp;&quot; , mult = &quot;&amp;TEXT([.K30];&quot;0.############&quot;)&amp;&quot; , offset = &quot;&amp;TEXT([.L30];&quot;0.##############&quot;)&amp;&quot;, unit = &quot;&quot;&quot;&amp;[.G30]&amp;&quot;&quot;&quot;} ,&quot;;&quot;&quot;)" office:value-type="string" office:string-value="id0x17 = { byte = 2 , size =  1 , mult = 0.78125 , offset = -100, unit = &quot;Volts&#10;%&quot;} ,">
            <text:p>id0x17 = { byte = 2 , size = <text:s/>1 , mult = 0.78125 , offset = -10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1: Oxygen sensor voltage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0.005">
            <text:p>0.00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31]&lt;&gt;&quot;&quot;;&quot;createCall(availPIDs, 0x&quot;&amp; [.M31]&amp; [.B31]&amp;&quot;,&quot;&quot;&quot;&amp;[.D31]&amp;&quot;&quot;&quot;, &quot;&quot;GetNumPIDs&quot;&quot;)&quot;;&quot;&quot;)" office:value-type="string" office:string-value="createCall(availPIDs, 0x18,&quot;Bank 2, Sensor 1: Oxygen sensor voltage&quot;, &quot;GetNumPIDs&quot;)">
            <text:p>createCall(availPIDs, 0x18,"Bank 2, Sensor 1: Oxygen sensor voltage", "GetNumPIDs")</text:p>
          </table:table-cell>
          <table:table-cell table:style-name="ce19" table:formula="of:=IF([.I31]&lt;&gt;&quot;&quot;;&quot;id0x&quot;&amp;[.M31]&amp;[.B31]&amp;&quot; = { byte = &quot;&amp;[.I31]&amp;&quot; , size =  &quot;&amp;[.J31]&amp;&quot; , mult = &quot;&amp;TEXT([.K31];&quot;0.############&quot;)&amp;&quot; , offset = &quot;&amp;TEXT([.L31];&quot;0.##############&quot;)&amp;&quot;, unit = &quot;&quot;&quot;&amp;[.G31]&amp;&quot;&quot;&quot;} ,&quot;;&quot;&quot;)" office:value-type="string" office:string-value="id0x18 = { byte = 1 , size =  1 , mult = 0.005 , offset = 0, unit = &quot;Volts&#10;%&quot;} ,">
            <text:p>id0x18 = { byte = 1 , size = <text:s/>1 , mult = 0.005 , offset = 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1: 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6" table:formula="of:=100/128" office:value-type="float" office:value="0.78125">
            <text:p>0.78125</text:p>
          </table:table-cell>
          <table:table-cell table:style-name="ce16" office:value-type="float" office:value="-100">
            <text:p>-100</text:p>
          </table:table-cell>
          <table:table-cell table:style-name="ce16"/>
          <table:table-cell table:style-name="ce13" table:formula="of:=IF([.I32]&lt;&gt;&quot;&quot;;&quot;createCall(availPIDs, 0x&quot;&amp; [.M32]&amp; [.B32]&amp;&quot;,&quot;&quot;&quot;&amp;[.D32]&amp;&quot;&quot;&quot;, &quot;&quot;GetNumPIDs&quot;&quot;)&quot;;&quot;&quot;)" office:value-type="string" office:string-value="createCall(availPIDs, 0x18,&quot;Bank 2, Sensor 1: Short term fuel trim&quot;, &quot;GetNumPIDs&quot;)">
            <text:p>createCall(availPIDs, 0x18,"Bank 2, Sensor 1: Short term fuel trim", "GetNumPIDs")</text:p>
          </table:table-cell>
          <table:table-cell table:style-name="ce19" table:formula="of:=IF([.I32]&lt;&gt;&quot;&quot;;&quot;id0x&quot;&amp;[.M32]&amp;[.B32]&amp;&quot; = { byte = &quot;&amp;[.I32]&amp;&quot; , size =  &quot;&amp;[.J32]&amp;&quot; , mult = &quot;&amp;TEXT([.K32];&quot;0.############&quot;)&amp;&quot; , offset = &quot;&amp;TEXT([.L32];&quot;0.##############&quot;)&amp;&quot;, unit = &quot;&quot;&quot;&amp;[.G32]&amp;&quot;&quot;&quot;} ,&quot;;&quot;&quot;)" office:value-type="string" office:string-value="id0x18 = { byte = 2 , size =  1 , mult = 0.78125 , offset = -100, unit = &quot;Volts&#10;%&quot;} ,">
            <text:p>id0x18 = { byte = 2 , size = <text:s/>1 , mult = 0.78125 , offset = -10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2: Oxygen sensor voltage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0.005">
            <text:p>0.00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33]&lt;&gt;&quot;&quot;;&quot;createCall(availPIDs, 0x&quot;&amp; [.M33]&amp; [.B33]&amp;&quot;,&quot;&quot;&quot;&amp;[.D33]&amp;&quot;&quot;&quot;, &quot;&quot;GetNumPIDs&quot;&quot;)&quot;;&quot;&quot;)" office:value-type="string" office:string-value="createCall(availPIDs, 0x19,&quot;Bank 2, Sensor 2: Oxygen sensor voltage&quot;, &quot;GetNumPIDs&quot;)">
            <text:p>createCall(availPIDs, 0x19,"Bank 2, Sensor 2: Oxygen sensor voltage", "GetNumPIDs")</text:p>
          </table:table-cell>
          <table:table-cell table:style-name="ce19" table:formula="of:=IF([.I33]&lt;&gt;&quot;&quot;;&quot;id0x&quot;&amp;[.M33]&amp;[.B33]&amp;&quot; = { byte = &quot;&amp;[.I33]&amp;&quot; , size =  &quot;&amp;[.J33]&amp;&quot; , mult = &quot;&amp;TEXT([.K33];&quot;0.############&quot;)&amp;&quot; , offset = &quot;&amp;TEXT([.L33];&quot;0.##############&quot;)&amp;&quot;, unit = &quot;&quot;&quot;&amp;[.G33]&amp;&quot;&quot;&quot;} ,&quot;;&quot;&quot;)" office:value-type="string" office:string-value="id0x19 = { byte = 1 , size =  1 , mult = 0.005 , offset = 0, unit = &quot;Volts&#10;%&quot;} ,">
            <text:p>id0x19 = { byte = 1 , size = <text:s/>1 , mult = 0.005 , offset = 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2: 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6" table:formula="of:=100/128" office:value-type="float" office:value="0.78125">
            <text:p>0.78125</text:p>
          </table:table-cell>
          <table:table-cell table:style-name="ce16" office:value-type="float" office:value="-100">
            <text:p>-100</text:p>
          </table:table-cell>
          <table:table-cell table:style-name="ce16"/>
          <table:table-cell table:style-name="ce13" table:formula="of:=IF([.I34]&lt;&gt;&quot;&quot;;&quot;createCall(availPIDs, 0x&quot;&amp; [.M34]&amp; [.B34]&amp;&quot;,&quot;&quot;&quot;&amp;[.D34]&amp;&quot;&quot;&quot;, &quot;&quot;GetNumPIDs&quot;&quot;)&quot;;&quot;&quot;)" office:value-type="string" office:string-value="createCall(availPIDs, 0x19,&quot;Bank 2, Sensor 2: Short term fuel trim&quot;, &quot;GetNumPIDs&quot;)">
            <text:p>createCall(availPIDs, 0x19,"Bank 2, Sensor 2: Short term fuel trim", "GetNumPIDs")</text:p>
          </table:table-cell>
          <table:table-cell table:style-name="ce19" table:formula="of:=IF([.I34]&lt;&gt;&quot;&quot;;&quot;id0x&quot;&amp;[.M34]&amp;[.B34]&amp;&quot; = { byte = &quot;&amp;[.I34]&amp;&quot; , size =  &quot;&amp;[.J34]&amp;&quot; , mult = &quot;&amp;TEXT([.K34];&quot;0.############&quot;)&amp;&quot; , offset = &quot;&amp;TEXT([.L34];&quot;0.##############&quot;)&amp;&quot;, unit = &quot;&quot;&quot;&amp;[.G34]&amp;&quot;&quot;&quot;} ,&quot;;&quot;&quot;)" office:value-type="string" office:string-value="id0x19 = { byte = 2 , size =  1 , mult = 0.78125 , offset = -100, unit = &quot;Volts&#10;%&quot;} ,">
            <text:p>id0x19 = { byte = 2 , size = <text:s/>1 , mult = 0.78125 , offset = -10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string">
            <text:p>1A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3: Oxygen sensor voltage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0.005">
            <text:p>0.00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35]&lt;&gt;&quot;&quot;;&quot;createCall(availPIDs, 0x&quot;&amp; [.M35]&amp; [.B35]&amp;&quot;,&quot;&quot;&quot;&amp;[.D35]&amp;&quot;&quot;&quot;, &quot;&quot;GetNumPIDs&quot;&quot;)&quot;;&quot;&quot;)" office:value-type="string" office:string-value="createCall(availPIDs, 0x1A,&quot;Bank 2, Sensor 3: Oxygen sensor voltage&quot;, &quot;GetNumPIDs&quot;)">
            <text:p>createCall(availPIDs, 0x1A,"Bank 2, Sensor 3: Oxygen sensor voltage", "GetNumPIDs")</text:p>
          </table:table-cell>
          <table:table-cell table:style-name="ce19" table:formula="of:=IF([.I35]&lt;&gt;&quot;&quot;;&quot;id0x&quot;&amp;[.M35]&amp;[.B35]&amp;&quot; = { byte = &quot;&amp;[.I35]&amp;&quot; , size =  &quot;&amp;[.J35]&amp;&quot; , mult = &quot;&amp;TEXT([.K35];&quot;0.############&quot;)&amp;&quot; , offset = &quot;&amp;TEXT([.L35];&quot;0.##############&quot;)&amp;&quot;, unit = &quot;&quot;&quot;&amp;[.G35]&amp;&quot;&quot;&quot;} ,&quot;;&quot;&quot;)" office:value-type="string" office:string-value="id0x1A = { byte = 1 , size =  2 , mult = 0.005 , offset = 0, unit = &quot;Volts&#10;%&quot;} ,">
            <text:p>id0x1A = { byte = 1 , size = <text:s/>2 , mult = 0.005 , offset = 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string">
            <text:p>1A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3: 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6" table:formula="of:=100/128" office:value-type="float" office:value="0.78125">
            <text:p>0.78125</text:p>
          </table:table-cell>
          <table:table-cell table:style-name="ce16" office:value-type="float" office:value="-100">
            <text:p>-100</text:p>
          </table:table-cell>
          <table:table-cell table:style-name="ce16"/>
          <table:table-cell table:style-name="ce13" table:formula="of:=IF([.I36]&lt;&gt;&quot;&quot;;&quot;createCall(availPIDs, 0x&quot;&amp; [.M36]&amp; [.B36]&amp;&quot;,&quot;&quot;&quot;&amp;[.D36]&amp;&quot;&quot;&quot;, &quot;&quot;GetNumPIDs&quot;&quot;)&quot;;&quot;&quot;)" office:value-type="string" office:string-value="createCall(availPIDs, 0x1A,&quot;Bank 2, Sensor 3: Short term fuel trim&quot;, &quot;GetNumPIDs&quot;)">
            <text:p>createCall(availPIDs, 0x1A,"Bank 2, Sensor 3: Short term fuel trim", "GetNumPIDs")</text:p>
          </table:table-cell>
          <table:table-cell table:style-name="ce19" table:formula="of:=IF([.I36]&lt;&gt;&quot;&quot;;&quot;id0x&quot;&amp;[.M36]&amp;[.B36]&amp;&quot; = { byte = &quot;&amp;[.I36]&amp;&quot; , size =  &quot;&amp;[.J36]&amp;&quot; , mult = &quot;&amp;TEXT([.K36];&quot;0.############&quot;)&amp;&quot; , offset = &quot;&amp;TEXT([.L36];&quot;0.##############&quot;)&amp;&quot;, unit = &quot;&quot;&quot;&amp;[.G36]&amp;&quot;&quot;&quot;} ,&quot;;&quot;&quot;)" office:value-type="string" office:string-value="id0x1A = { byte = 2 , size =  1 , mult = 0.78125 , offset = -100, unit = &quot;Volts&#10;%&quot;} ,">
            <text:p>id0x1A = { byte = 2 , size = <text:s/>1 , mult = 0.78125 , offset = -10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string">
            <text:p>1B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4: Oxygen sensor voltage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0.005">
            <text:p>0.00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37]&lt;&gt;&quot;&quot;;&quot;createCall(availPIDs, 0x&quot;&amp; [.M37]&amp; [.B37]&amp;&quot;,&quot;&quot;&quot;&amp;[.D37]&amp;&quot;&quot;&quot;, &quot;&quot;GetNumPIDs&quot;&quot;)&quot;;&quot;&quot;)" office:value-type="string" office:string-value="createCall(availPIDs, 0x1B,&quot;Bank 2, Sensor 4: Oxygen sensor voltage&quot;, &quot;GetNumPIDs&quot;)">
            <text:p>createCall(availPIDs, 0x1B,"Bank 2, Sensor 4: Oxygen sensor voltage", "GetNumPIDs")</text:p>
          </table:table-cell>
          <table:table-cell table:style-name="ce19" table:formula="of:=IF([.I37]&lt;&gt;&quot;&quot;;&quot;id0x&quot;&amp;[.M37]&amp;[.B37]&amp;&quot; = { byte = &quot;&amp;[.I37]&amp;&quot; , size =  &quot;&amp;[.J37]&amp;&quot; , mult = &quot;&amp;TEXT([.K37];&quot;0.############&quot;)&amp;&quot; , offset = &quot;&amp;TEXT([.L37];&quot;0.##############&quot;)&amp;&quot;, unit = &quot;&quot;&quot;&amp;[.G37]&amp;&quot;&quot;&quot;} ,&quot;;&quot;&quot;)" office:value-type="string" office:string-value="id0x1B = { byte = 1 , size =  1 , mult = 0.005 , offset = 0, unit = &quot;Volts&#10;%&quot;} ,">
            <text:p>id0x1B = { byte = 1 , size = <text:s/>1 , mult = 0.005 , offset = 0, unit = "Volts<text:line-break/>%"} ,</text:p>
          </table:table-cell>
          <table:table-cell table:style-name="ce14"/>
          <table:table-cell table:number-columns-repeated="100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4" office:value-type="string">
            <text:p>1B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4: 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6" table:formula="of:=100/128" office:value-type="float" office:value="0.78125">
            <text:p>0.78125</text:p>
          </table:table-cell>
          <table:table-cell table:style-name="ce16" office:value-type="float" office:value="-100">
            <text:p>-100</text:p>
          </table:table-cell>
          <table:table-cell table:style-name="ce16"/>
          <table:table-cell table:style-name="ce13" table:formula="of:=IF([.I38]&lt;&gt;&quot;&quot;;&quot;createCall(availPIDs, 0x&quot;&amp; [.M38]&amp; [.B38]&amp;&quot;,&quot;&quot;&quot;&amp;[.D38]&amp;&quot;&quot;&quot;, &quot;&quot;GetNumPIDs&quot;&quot;)&quot;;&quot;&quot;)" office:value-type="string" office:string-value="createCall(availPIDs, 0x1B,&quot;Bank 2, Sensor 4: Short term fuel trim&quot;, &quot;GetNumPIDs&quot;)">
            <text:p>createCall(availPIDs, 0x1B,"Bank 2, Sensor 4: Short term fuel trim", "GetNumPIDs")</text:p>
          </table:table-cell>
          <table:table-cell table:style-name="ce19" table:formula="of:=IF([.I38]&lt;&gt;&quot;&quot;;&quot;id0x&quot;&amp;[.M38]&amp;[.B38]&amp;&quot; = { byte = &quot;&amp;[.I38]&amp;&quot; , size =  &quot;&amp;[.J38]&amp;&quot; , mult = &quot;&amp;TEXT([.K38];&quot;0.############&quot;)&amp;&quot; , offset = &quot;&amp;TEXT([.L38];&quot;0.##############&quot;)&amp;&quot;, unit = &quot;&quot;&quot;&amp;[.G38]&amp;&quot;&quot;&quot;} ,&quot;;&quot;&quot;)" office:value-type="string" office:string-value="id0x1B = { byte = 2 , size =  1 , mult = 0.78125 , offset = -100, unit = &quot;Volts&#10;%&quot;} ,">
            <text:p>id0x1B = { byte = 2 , size = <text:s/>1 , mult = 0.78125 , offset = -100, unit = "Volts<text:line-break/>%"} ,</text:p>
          </table:table-cell>
          <table:table-cell table:style-name="ce14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C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BD standards this vehicle conforms to</text:p>
          </table:table-cell>
          <table:table-cell table:style-name="ce5" table:number-columns-repeated="3"/>
          <table:table-cell table:style-name="ce10" office:value-type="string">
            <text:p>Bit encoded. <text:a xlink:href="http://en.wikipedia.org/wiki/OBD-II_PIDs#Bitwise_encoded_PIDs">See below.</text:a></text:p>
          </table:table-cell>
          <table:table-cell table:number-columns-repeated="7"/>
          <table:table-cell table:style-name="ce14"/>
          <table:table-cell table:number-columns-repeated="1008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1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xygen sensors present</text:p>
          </table:table-cell>
          <table:table-cell table:style-name="ce5" table:number-columns-repeated="3"/>
          <table:table-cell table:style-name="ce10" office:value-type="string">
            <text:p>Similar to PID 13, but [A0..A7] == [B1S1, B1S2, B2S1, B2S2, B3S1, B3S2, B4S1, B4S2]</text:p>
          </table:table-cell>
          <table:table-cell table:number-columns-repeated="7"/>
          <table:table-cell table:style-name="ce14"/>
          <table:table-cell table:number-columns-repeated="1008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1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xiliary input status</text:p>
          </table:table-cell>
          <table:table-cell table:style-name="ce5" table:number-columns-repeated="3"/>
          <table:table-cell table:style-name="ce10" office:value-type="string">
            <text:p>A0 == Power Take Off (PTO) status (1 == active)</text:p>
            <text:p>[A1..A7] not used</text:p>
          </table:table-cell>
          <table:table-cell table:number-columns-repeated="7"/>
          <table:table-cell table:style-name="ce14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F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Run time since engine start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(A*256)+B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42]&lt;&gt;&quot;&quot;;&quot;createCall(availPIDs, 0x&quot;&amp; [.M42]&amp; [.B42]&amp;&quot;,&quot;&quot;&quot;&amp;[.D42]&amp;&quot;&quot;&quot;, &quot;&quot;GetNumPIDs&quot;&quot;)&quot;;&quot;&quot;)" office:value-type="string" office:string-value="createCall(availPIDs, 0x1F,&quot;Run time since engine start&quot;, &quot;GetNumPIDs&quot;)">
            <text:p>createCall(availPIDs, 0x1F,"Run time since engine start", "GetNumPIDs")</text:p>
          </table:table-cell>
          <table:table-cell table:style-name="ce19" table:formula="of:=IF([.I42]&lt;&gt;&quot;&quot;;&quot;id0x&quot;&amp;[.M42]&amp;[.B42]&amp;&quot; = { byte = &quot;&amp;[.I42]&amp;&quot; , size =  &quot;&amp;[.J42]&amp;&quot; , mult = &quot;&amp;TEXT([.K42];&quot;0.############&quot;)&amp;&quot; , offset = &quot;&amp;TEXT([.L42];&quot;0.##############&quot;)&amp;&quot;, unit = &quot;&quot;&quot;&amp;[.G42]&amp;&quot;&quot;&quot;} ,&quot;;&quot;&quot;)" office:value-type="string" office:string-value="id0x1F = { byte = 1 , size =  2 , mult = 1 , offset = 0, unit = &quot;seconds&quot;} ,">
            <text:p>id0x1F = { byte = 1 , size = <text:s/>2 , mult = 1 , offset = 0, unit = "seconds"} ,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PIDs supported 21-40</text:p>
          </table:table-cell>
          <table:table-cell table:style-name="ce5" table:number-columns-repeated="3"/>
          <table:table-cell table:style-name="ce11" office:value-type="string">
            <text:p>Bit encoded [A7..D0] == [PID 0x21..PID 0x40]</text:p>
          </table:table-cell>
          <table:table-cell table:style-name="ce14" table:number-columns-repeated="2"/>
          <table:table-cell table:style-name="ce17" table:number-columns-repeated="2"/>
          <table:table-cell table:number-columns-repeated="3"/>
          <table:table-cell table:style-name="ce14"/>
          <table:table-cell table:number-columns-repeated="1008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Distance traveled with malfunction indicator lamp (MIL) 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km</text:p>
          </table:table-cell>
          <table:table-cell table:style-name="ce3" office:value-type="string">
            <text:p>(A*256)+B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44]&lt;&gt;&quot;&quot;;&quot;createCall(availPIDs, 0x&quot;&amp; [.M44]&amp; [.B44]&amp;&quot;,&quot;&quot;&quot;&amp;[.D44]&amp;&quot;&quot;&quot;, &quot;&quot;GetNumPIDs&quot;&quot;)&quot;;&quot;&quot;)" office:value-type="string" office:string-value="createCall(availPIDs, 0x21,&quot;Distance traveled with malfunction indicator lamp (MIL) on&quot;, &quot;GetNumPIDs&quot;)">
            <text:p>createCall(availPIDs, 0x21,"Distance traveled with malfunction indicator lamp (MIL) on", "GetNumPIDs")</text:p>
          </table:table-cell>
          <table:table-cell table:style-name="ce19" table:formula="of:=IF([.I44]&lt;&gt;&quot;&quot;;&quot;id0x&quot;&amp;[.M44]&amp;[.B44]&amp;&quot; = { byte = &quot;&amp;[.I44]&amp;&quot; , size =  &quot;&amp;[.J44]&amp;&quot; , mult = &quot;&amp;TEXT([.K44];&quot;0.############&quot;)&amp;&quot; , offset = &quot;&amp;TEXT([.L44];&quot;0.##############&quot;)&amp;&quot;, unit = &quot;&quot;&quot;&amp;[.G44]&amp;&quot;&quot;&quot;} ,&quot;;&quot;&quot;)" office:value-type="string" office:string-value="id0x21 = { byte = 1 , size =  2 , mult = 1 , offset = 0, unit = &quot;km&quot;} ,">
            <text:p>id0x21 = { byte = 1 , size = <text:s/>2 , mult = 1 , offset = 0, unit = "km"} ,</text:p>
          </table:table-cell>
          <table:table-cell table:style-name="ce14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uel Rail Pressure (relative to manifold vacuum)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177265">
            <text:p>5177265</text:p>
          </table:table-cell>
          <table:table-cell table:style-name="ce3" office:value-type="string">
            <text:p>kPa</text:p>
          </table:table-cell>
          <table:table-cell table:style-name="ce3" office:value-type="string">
            <text:p>(((A*256)+B) * 10) / 128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table:formula="of:=10/128" office:value-type="float" office:value="0.078125">
            <text:p>0.07812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45]&lt;&gt;&quot;&quot;;&quot;createCall(availPIDs, 0x&quot;&amp; [.M45]&amp; [.B45]&amp;&quot;,&quot;&quot;&quot;&amp;[.D45]&amp;&quot;&quot;&quot;, &quot;&quot;GetNumPIDs&quot;&quot;)&quot;;&quot;&quot;)" office:value-type="string" office:string-value="createCall(availPIDs, 0x22,&quot;Fuel Rail Pressure (relative to manifold vacuum)&quot;, &quot;GetNumPIDs&quot;)">
            <text:p>createCall(availPIDs, 0x22,"Fuel Rail Pressure (relative to manifold vacuum)", "GetNumPIDs")</text:p>
          </table:table-cell>
          <table:table-cell table:style-name="ce19" table:formula="of:=IF([.I45]&lt;&gt;&quot;&quot;;&quot;id0x&quot;&amp;[.M45]&amp;[.B45]&amp;&quot; = { byte = &quot;&amp;[.I45]&amp;&quot; , size =  &quot;&amp;[.J45]&amp;&quot; , mult = &quot;&amp;TEXT([.K45];&quot;0.############&quot;)&amp;&quot; , offset = &quot;&amp;TEXT([.L45];&quot;0.##############&quot;)&amp;&quot;, unit = &quot;&quot;&quot;&amp;[.G45]&amp;&quot;&quot;&quot;} ,&quot;;&quot;&quot;)" office:value-type="string" office:string-value="id0x22 = { byte = 1 , size =  2 , mult = 0.078125 , offset = 0, unit = &quot;kPa&quot;} ,">
            <text:p>id0x22 = { byte = 1 , size = <text:s/>2 , mult = 0.078125 , offset = 0, unit = "kPa"} ,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uel Rail Pressure (diesel)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5350">
            <text:p>655350</text:p>
          </table:table-cell>
          <table:table-cell table:style-name="ce3" office:value-type="string">
            <text:p>kPa (gauge)</text:p>
          </table:table-cell>
          <table:table-cell table:style-name="ce3" office:value-type="string">
            <text:p>((A*256)+B) * 1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46]&lt;&gt;&quot;&quot;;&quot;createCall(availPIDs, 0x&quot;&amp; [.M46]&amp; [.B46]&amp;&quot;,&quot;&quot;&quot;&amp;[.D46]&amp;&quot;&quot;&quot;, &quot;&quot;GetNumPIDs&quot;&quot;)&quot;;&quot;&quot;)" office:value-type="string" office:string-value="createCall(availPIDs, 0x23,&quot;Fuel Rail Pressure (diesel)&quot;, &quot;GetNumPIDs&quot;)">
            <text:p>createCall(availPIDs, 0x23,"Fuel Rail Pressure (diesel)", "GetNumPIDs")</text:p>
          </table:table-cell>
          <table:table-cell table:style-name="ce19" table:formula="of:=IF([.I46]&lt;&gt;&quot;&quot;;&quot;id0x&quot;&amp;[.M46]&amp;[.B46]&amp;&quot; = { byte = &quot;&amp;[.I46]&amp;&quot; , size =  &quot;&amp;[.J46]&amp;&quot; , mult = &quot;&amp;TEXT([.K46];&quot;0.############&quot;)&amp;&quot; , offset = &quot;&amp;TEXT([.L46];&quot;0.##############&quot;)&amp;&quot;, unit = &quot;&quot;&quot;&amp;[.G46]&amp;&quot;&quot;&quot;} ,&quot;;&quot;&quot;)" office:value-type="string" office:string-value="id0x23 = { byte = 1 , size =  2 , mult = 10 , offset = 0, unit = &quot;kPa (gauge)&quot;} ,">
            <text:p>id0x23 = { byte = 1 , size = <text:s/>2 , mult = 10 , offset = 0, unit = "kPa (gauge)"} ,</text:p>
          </table:table-cell>
          <table:table-cell table:style-name="ce14"/>
          <table:table-cell table:number-columns-repeated="1008"/>
        </table:table-row>
        <table:table-row table:style-name="ro7">
          <table:table-cell table:style-name="ce4" office:value-type="float" office:value="1">
            <text:p>1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2S1_WR_lambda(1): Equivalence Ratio</text:p>
            <text:p>Voltage</text:p>
          </table:table-cell>
          <table:table-cell table:style-name="ce4" office:value-type="string">
            <text:p>0</text:p>
            <text:p>0</text:p>
          </table:table-cell>
          <table:table-cell table:style-name="ce4" office:value-type="string">
            <text:p>2</text:p>
            <text:p>8</text:p>
          </table:table-cell>
          <table:table-cell table:style-name="ce4" office:value-type="string">
            <text:p>N/A</text:p>
            <text:p>V</text:p>
          </table:table-cell>
          <table:table-cell table:style-name="ce4" office:value-type="string">
            <text:p>((A*256)+B)/32768</text:p>
            <text:p>((C*256)+D)/819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table:formula="of:=1/32768" office:value-type="float" office:value="0.000030517578125">
            <text:p>0.00003051757812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47]&lt;&gt;&quot;&quot;;&quot;createCall(availPIDs, 0x&quot;&amp; [.M47]&amp; [.B47]&amp;&quot;,&quot;&quot;&quot;&amp;[.D47]&amp;&quot;&quot;&quot;, &quot;&quot;GetNumPIDs&quot;&quot;)&quot;;&quot;&quot;)" office:value-type="string" office:string-value="createCall(availPIDs, 0x24,&quot;O2S1_WR_lambda(1): Equivalence Ratio&#10;Voltage&quot;, &quot;GetNumPIDs&quot;)">
            <text:p>createCall(availPIDs, 0x24,"O2S1_WR_lambda(1): Equivalence Ratio<text:line-break/>Voltage", "GetNumPIDs")</text:p>
          </table:table-cell>
          <table:table-cell table:style-name="ce19" table:formula="of:=IF([.I47]&lt;&gt;&quot;&quot;;&quot;id0x&quot;&amp;[.M47]&amp;[.B47]&amp;&quot; = { byte = &quot;&amp;[.I47]&amp;&quot; , size =  &quot;&amp;[.J47]&amp;&quot; , mult = &quot;&amp;TEXT([.K47];&quot;0.############&quot;)&amp;&quot; , offset = &quot;&amp;TEXT([.L47];&quot;0.##############&quot;)&amp;&quot;, unit = &quot;&quot;&quot;&amp;[.G47]&amp;&quot;&quot;&quot;} ,&quot;;&quot;&quot;)" office:value-type="string" office:string-value="id0x24 = { byte = 1 , size =  2 , mult = 0.000030517578 , offset = 0, unit = &quot;N/A&#10;V&quot;} ,">
            <text:p>id0x24 = { byte = 1 , size = <text:s/>2 , mult = 0.000030517578 , offset = 0, unit = "N/A<text:line-break/>V"} ,</text:p>
          </table:table-cell>
          <table:table-cell table:style-name="ce14"/>
          <table:table-cell table:number-columns-repeated="1008"/>
        </table:table-row>
        <table:table-row table:style-name="ro7">
          <table:table-cell table:style-name="ce4" office:value-type="float" office:value="1">
            <text:p>1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2S1_WR_lambda(1): Equivalence Ratio</text:p>
            <text:p>Voltage</text:p>
          </table:table-cell>
          <table:table-cell table:style-name="ce4" office:value-type="string">
            <text:p>0</text:p>
            <text:p>0</text:p>
          </table:table-cell>
          <table:table-cell table:style-name="ce4" office:value-type="string">
            <text:p>2</text:p>
            <text:p>8</text:p>
          </table:table-cell>
          <table:table-cell table:style-name="ce4" office:value-type="string">
            <text:p>N/A</text:p>
            <text:p>V</text:p>
          </table:table-cell>
          <table:table-cell table:style-name="ce4" office:value-type="string">
            <text:p>((A*256)+B)/32768</text:p>
            <text:p>((C*256)+D)/819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6" table:formula="of:=1/8192" office:value-type="float" office:value="0.0001220703125">
            <text:p>0.000122070312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48]&lt;&gt;&quot;&quot;;&quot;createCall(availPIDs, 0x&quot;&amp; [.M48]&amp; [.B48]&amp;&quot;,&quot;&quot;&quot;&amp;[.D48]&amp;&quot;&quot;&quot;, &quot;&quot;GetNumPIDs&quot;&quot;)&quot;;&quot;&quot;)" office:value-type="string" office:string-value="createCall(availPIDs, 0x24,&quot;O2S1_WR_lambda(1): Equivalence Ratio&#10;Voltage&quot;, &quot;GetNumPIDs&quot;)">
            <text:p>createCall(availPIDs, 0x24,"O2S1_WR_lambda(1): Equivalence Ratio<text:line-break/>Voltage", "GetNumPIDs")</text:p>
          </table:table-cell>
          <table:table-cell table:style-name="ce19" table:formula="of:=IF([.I48]&lt;&gt;&quot;&quot;;&quot;id0x&quot;&amp;[.M48]&amp;[.B48]&amp;&quot; = { byte = &quot;&amp;[.I48]&amp;&quot; , size =  &quot;&amp;[.J48]&amp;&quot; , mult = &quot;&amp;TEXT([.K48];&quot;0.############&quot;)&amp;&quot; , offset = &quot;&amp;TEXT([.L48];&quot;0.##############&quot;)&amp;&quot;, unit = &quot;&quot;&quot;&amp;[.G48]&amp;&quot;&quot;&quot;} ,&quot;;&quot;&quot;)" office:value-type="string" office:string-value="id0x24 = { byte = 2 , size =  2 , mult = 0.000122070313 , offset = 0, unit = &quot;N/A&#10;V&quot;} ,">
            <text:p>id0x24 = { byte = 2 , size = <text:s/>2 , mult = 0.000122070313 , offset = 0, unit = "N/A<text:line-break/>V"} ,</text:p>
          </table:table-cell>
          <table:table-cell table:style-name="ce14"/>
          <table:table-cell table:number-columns-repeated="1008"/>
        </table:table-row>
        <table:table-row table:style-name="ro7">
          <table:table-cell table:style-name="ce4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2S2_WR_lambda(1): Equivalence Ratio</text:p>
            <text:p>Voltage</text:p>
          </table:table-cell>
          <table:table-cell table:style-name="ce4" office:value-type="string">
            <text:p>0</text:p>
            <text:p>0</text:p>
          </table:table-cell>
          <table:table-cell table:style-name="ce4" office:value-type="string">
            <text:p>2</text:p>
            <text:p>8</text:p>
          </table:table-cell>
          <table:table-cell table:style-name="ce4" office:value-type="string">
            <text:p>N/A</text:p>
            <text:p>V</text:p>
          </table:table-cell>
          <table:table-cell table:style-name="ce4" office:value-type="string">
            <text:p>((A*256)+B)/32768</text:p>
            <text:p>((C*256)+D)/819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table:formula="of:=1/32768" office:value-type="float" office:value="0.000030517578125">
            <text:p>0.00003051757812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49]&lt;&gt;&quot;&quot;;&quot;createCall(availPIDs, 0x&quot;&amp; [.M49]&amp; [.B49]&amp;&quot;,&quot;&quot;&quot;&amp;[.D49]&amp;&quot;&quot;&quot;, &quot;&quot;GetNumPIDs&quot;&quot;)&quot;;&quot;&quot;)" office:value-type="string" office:string-value="createCall(availPIDs, 0x25,&quot;O2S2_WR_lambda(1): Equivalence Ratio&#10;Voltage&quot;, &quot;GetNumPIDs&quot;)">
            <text:p>createCall(availPIDs, 0x25,"O2S2_WR_lambda(1): Equivalence Ratio<text:line-break/>Voltage", "GetNumPIDs")</text:p>
          </table:table-cell>
          <table:table-cell table:style-name="ce19" table:formula="of:=IF([.I49]&lt;&gt;&quot;&quot;;&quot;id0x&quot;&amp;[.M49]&amp;[.B49]&amp;&quot; = { byte = &quot;&amp;[.I49]&amp;&quot; , size =  &quot;&amp;[.J49]&amp;&quot; , mult = &quot;&amp;TEXT([.K49];&quot;0.############&quot;)&amp;&quot; , offset = &quot;&amp;TEXT([.L49];&quot;0.##############&quot;)&amp;&quot;, unit = &quot;&quot;&quot;&amp;[.G49]&amp;&quot;&quot;&quot;} ,&quot;;&quot;&quot;)" office:value-type="string" office:string-value="id0x25 = { byte = 1 , size =  2 , mult = 0.000030517578 , offset = 0, unit = &quot;N/A&#10;V&quot;} ,">
            <text:p>id0x25 = { byte = 1 , size = <text:s/>2 , mult = 0.000030517578 , offset = 0, unit = "N/A<text:line-break/>V"} ,</text:p>
          </table:table-cell>
          <table:table-cell table:style-name="ce14"/>
          <table:table-cell table:number-columns-repeated="1008"/>
        </table:table-row>
        <table:table-row table:style-name="ro7">
          <table:table-cell table:style-name="ce4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2S2_WR_lambda(1): Equivalence Ratio</text:p>
            <text:p>Voltage</text:p>
          </table:table-cell>
          <table:table-cell table:style-name="ce4" office:value-type="string">
            <text:p>0</text:p>
            <text:p>0</text:p>
          </table:table-cell>
          <table:table-cell table:style-name="ce4" office:value-type="string">
            <text:p>2</text:p>
            <text:p>8</text:p>
          </table:table-cell>
          <table:table-cell table:style-name="ce4" office:value-type="string">
            <text:p>N/A</text:p>
            <text:p>V</text:p>
          </table:table-cell>
          <table:table-cell table:style-name="ce4" office:value-type="string">
            <text:p>((A*256)+B)/32768</text:p>
            <text:p>((C*256)+D)/819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6" table:formula="of:=1/8192" office:value-type="float" office:value="0.0001220703125">
            <text:p>0.000122070312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50]&lt;&gt;&quot;&quot;;&quot;createCall(availPIDs, 0x&quot;&amp; [.M50]&amp; [.B50]&amp;&quot;,&quot;&quot;&quot;&amp;[.D50]&amp;&quot;&quot;&quot;, &quot;&quot;GetNumPIDs&quot;&quot;)&quot;;&quot;&quot;)" office:value-type="string" office:string-value="createCall(availPIDs, 0x25,&quot;O2S2_WR_lambda(1): Equivalence Ratio&#10;Voltage&quot;, &quot;GetNumPIDs&quot;)">
            <text:p>createCall(availPIDs, 0x25,"O2S2_WR_lambda(1): Equivalence Ratio<text:line-break/>Voltage", "GetNumPIDs")</text:p>
          </table:table-cell>
          <table:table-cell table:style-name="ce19" table:formula="of:=IF([.I50]&lt;&gt;&quot;&quot;;&quot;id0x&quot;&amp;[.M50]&amp;[.B50]&amp;&quot; = { byte = &quot;&amp;[.I50]&amp;&quot; , size =  &quot;&amp;[.J50]&amp;&quot; , mult = &quot;&amp;TEXT([.K50];&quot;0.############&quot;)&amp;&quot; , offset = &quot;&amp;TEXT([.L50];&quot;0.##############&quot;)&amp;&quot;, unit = &quot;&quot;&quot;&amp;[.G50]&amp;&quot;&quot;&quot;} ,&quot;;&quot;&quot;)" office:value-type="string" office:string-value="id0x25 = { byte = 2 , size =  2 , mult = 0.000122070313 , offset = 0, unit = &quot;N/A&#10;V&quot;} ,">
            <text:p>id0x25 = { byte = 2 , size = <text:s/>2 , mult = 0.000122070313 , offset = 0, unit = "N/A<text:line-break/>V"} ,</text:p>
          </table:table-cell>
          <table:table-cell table:style-name="ce14"/>
          <table:table-cell table:number-columns-repeated="1008"/>
        </table:table-row>
        <table:table-row table:style-name="ro7">
          <table:table-cell table:style-name="ce4" office:value-type="float" office:value="1">
            <text:p>1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2S3_WR_lambda(1): Equivalence Ratio</text:p>
            <text:p>Voltage</text:p>
          </table:table-cell>
          <table:table-cell table:style-name="ce4" office:value-type="string">
            <text:p>0</text:p>
            <text:p>0</text:p>
          </table:table-cell>
          <table:table-cell table:style-name="ce4" office:value-type="string">
            <text:p>2</text:p>
            <text:p>8</text:p>
          </table:table-cell>
          <table:table-cell table:style-name="ce4" office:value-type="string">
            <text:p>N/A</text:p>
            <text:p>V</text:p>
          </table:table-cell>
          <table:table-cell table:style-name="ce4" office:value-type="string">
            <text:p>((A*256)+B)/32768</text:p>
            <text:p>((C*256)+D)/819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table:formula="of:=1/32768" office:value-type="float" office:value="0.000030517578125">
            <text:p>0.00003051757812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51]&lt;&gt;&quot;&quot;;&quot;createCall(availPIDs, 0x&quot;&amp; [.M51]&amp; [.B51]&amp;&quot;,&quot;&quot;&quot;&amp;[.D51]&amp;&quot;&quot;&quot;, &quot;&quot;GetNumPIDs&quot;&quot;)&quot;;&quot;&quot;)" office:value-type="string" office:string-value="createCall(availPIDs, 0x26,&quot;O2S3_WR_lambda(1): Equivalence Ratio&#10;Voltage&quot;, &quot;GetNumPIDs&quot;)">
            <text:p>createCall(availPIDs, 0x26,"O2S3_WR_lambda(1): Equivalence Ratio<text:line-break/>Voltage", "GetNumPIDs")</text:p>
          </table:table-cell>
          <table:table-cell table:style-name="ce19" table:formula="of:=IF([.I51]&lt;&gt;&quot;&quot;;&quot;id0x&quot;&amp;[.M51]&amp;[.B51]&amp;&quot; = { byte = &quot;&amp;[.I51]&amp;&quot; , size =  &quot;&amp;[.J51]&amp;&quot; , mult = &quot;&amp;TEXT([.K51];&quot;0.############&quot;)&amp;&quot; , offset = &quot;&amp;TEXT([.L51];&quot;0.##############&quot;)&amp;&quot;, unit = &quot;&quot;&quot;&amp;[.G51]&amp;&quot;&quot;&quot;} ,&quot;;&quot;&quot;)" office:value-type="string" office:string-value="id0x26 = { byte = 1 , size =  2 , mult = 0.000030517578 , offset = 0, unit = &quot;N/A&#10;V&quot;} ,">
            <text:p>id0x26 = { byte = 1 , size = <text:s/>2 , mult = 0.000030517578 , offset = 0, unit = "N/A<text:line-break/>V"} ,</text:p>
          </table:table-cell>
          <table:table-cell table:style-name="ce14"/>
          <table:table-cell table:number-columns-repeated="1008"/>
        </table:table-row>
        <table:table-row table:style-name="ro7">
          <table:table-cell table:style-name="ce4" office:value-type="float" office:value="1">
            <text:p>1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2S3_WR_lambda(1): Equivalence Ratio</text:p>
            <text:p>Voltage</text:p>
          </table:table-cell>
          <table:table-cell table:style-name="ce4" office:value-type="string">
            <text:p>0</text:p>
            <text:p>0</text:p>
          </table:table-cell>
          <table:table-cell table:style-name="ce4" office:value-type="string">
            <text:p>2</text:p>
            <text:p>8</text:p>
          </table:table-cell>
          <table:table-cell table:style-name="ce4" office:value-type="string">
            <text:p>N/A</text:p>
            <text:p>V</text:p>
          </table:table-cell>
          <table:table-cell table:style-name="ce4" office:value-type="string">
            <text:p>((A*256)+B)/32768</text:p>
            <text:p>((C*256)+D)/819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6" table:formula="of:=1/8192" office:value-type="float" office:value="0.0001220703125">
            <text:p>0.000122070312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52]&lt;&gt;&quot;&quot;;&quot;createCall(availPIDs, 0x&quot;&amp; [.M52]&amp; [.B52]&amp;&quot;,&quot;&quot;&quot;&amp;[.D52]&amp;&quot;&quot;&quot;, &quot;&quot;GetNumPIDs&quot;&quot;)&quot;;&quot;&quot;)" office:value-type="string" office:string-value="createCall(availPIDs, 0x26,&quot;O2S3_WR_lambda(1): Equivalence Ratio&#10;Voltage&quot;, &quot;GetNumPIDs&quot;)">
            <text:p>createCall(availPIDs, 0x26,"O2S3_WR_lambda(1): Equivalence Ratio<text:line-break/>Voltage", "GetNumPIDs")</text:p>
          </table:table-cell>
          <table:table-cell table:style-name="ce19" table:formula="of:=IF([.I52]&lt;&gt;&quot;&quot;;&quot;id0x&quot;&amp;[.M52]&amp;[.B52]&amp;&quot; = { byte = &quot;&amp;[.I52]&amp;&quot; , size =  &quot;&amp;[.J52]&amp;&quot; , mult = &quot;&amp;TEXT([.K52];&quot;0.############&quot;)&amp;&quot; , offset = &quot;&amp;TEXT([.L52];&quot;0.##############&quot;)&amp;&quot;, unit = &quot;&quot;&quot;&amp;[.G52]&amp;&quot;&quot;&quot;} ,&quot;;&quot;&quot;)" office:value-type="string" office:string-value="id0x26 = { byte = 2 , size =  2 , mult = 0.000122070313 , offset = 0, unit = &quot;N/A&#10;V&quot;} ,">
            <text:p>id0x26 = { byte = 2 , size = <text:s/>2 , mult = 0.000122070313 , offset = 0, unit = "N/A<text:line-break/>V"} ,</text:p>
          </table:table-cell>
          <table:table-cell table:style-name="ce14"/>
          <table:table-cell table:number-columns-repeated="1008"/>
        </table:table-row>
        <table:table-row table:style-name="ro7">
          <table:table-cell table:style-name="ce4" office:value-type="float" office:value="1">
            <text:p>1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2S4_WR_lambda(1): Equivalence Ratio</text:p>
            <text:p>Voltage</text:p>
          </table:table-cell>
          <table:table-cell table:style-name="ce4" office:value-type="string">
            <text:p>0</text:p>
            <text:p>0</text:p>
          </table:table-cell>
          <table:table-cell table:style-name="ce4" office:value-type="string">
            <text:p>2</text:p>
            <text:p>8</text:p>
          </table:table-cell>
          <table:table-cell table:style-name="ce4" office:value-type="string">
            <text:p>N/A</text:p>
            <text:p>V</text:p>
          </table:table-cell>
          <table:table-cell table:style-name="ce4" office:value-type="string">
            <text:p>((A*256)+B)/32768</text:p>
            <text:p>((C*256)+D)/819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table:formula="of:=1/32768" office:value-type="float" office:value="0.000030517578125">
            <text:p>0.00003051757812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53]&lt;&gt;&quot;&quot;;&quot;createCall(availPIDs, 0x&quot;&amp; [.M53]&amp; [.B53]&amp;&quot;,&quot;&quot;&quot;&amp;[.D53]&amp;&quot;&quot;&quot;, &quot;&quot;GetNumPIDs&quot;&quot;)&quot;;&quot;&quot;)" office:value-type="string" office:string-value="createCall(availPIDs, 0x27,&quot;O2S4_WR_lambda(1): Equivalence Ratio&#10;Voltage&quot;, &quot;GetNumPIDs&quot;)">
            <text:p>createCall(availPIDs, 0x27,"O2S4_WR_lambda(1): Equivalence Ratio<text:line-break/>Voltage", "GetNumPIDs")</text:p>
          </table:table-cell>
          <table:table-cell table:style-name="ce19" table:formula="of:=IF([.I53]&lt;&gt;&quot;&quot;;&quot;id0x&quot;&amp;[.M53]&amp;[.B53]&amp;&quot; = { byte = &quot;&amp;[.I53]&amp;&quot; , size =  &quot;&amp;[.J53]&amp;&quot; , mult = &quot;&amp;TEXT([.K53];&quot;0.############&quot;)&amp;&quot; , offset = &quot;&amp;TEXT([.L53];&quot;0.##############&quot;)&amp;&quot;, unit = &quot;&quot;&quot;&amp;[.G53]&amp;&quot;&quot;&quot;} ,&quot;;&quot;&quot;)" office:value-type="string" office:string-value="id0x27 = { byte = 1 , size =  2 , mult = 0.000030517578 , offset = 0, unit = &quot;N/A&#10;V&quot;} ,">
            <text:p>id0x27 = { byte = 1 , size = <text:s/>2 , mult = 0.000030517578 , offset = 0, unit = "N/A<text:line-break/>V"} ,</text:p>
          </table:table-cell>
          <table:table-cell table:style-name="ce14"/>
          <table:table-cell table:number-columns-repeated="1008"/>
        </table:table-row>
        <table:table-row table:style-name="ro7">
          <table:table-cell table:style-name="ce4" office:value-type="float" office:value="1">
            <text:p>1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2S4_WR_lambda(1): Equivalence Ratio</text:p>
            <text:p>Voltage</text:p>
          </table:table-cell>
          <table:table-cell table:style-name="ce4" office:value-type="string">
            <text:p>0</text:p>
            <text:p>0</text:p>
          </table:table-cell>
          <table:table-cell table:style-name="ce4" office:value-type="string">
            <text:p>2</text:p>
            <text:p>8</text:p>
          </table:table-cell>
          <table:table-cell table:style-name="ce4" office:value-type="string">
            <text:p>N/A</text:p>
            <text:p>V</text:p>
          </table:table-cell>
          <table:table-cell table:style-name="ce4" office:value-type="string">
            <text:p>((A*256)+B)/32768</text:p>
            <text:p>((C*256)+D)/819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6" table:formula="of:=1/8192" office:value-type="float" office:value="0.0001220703125">
            <text:p>0.000122070312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54]&lt;&gt;&quot;&quot;;&quot;createCall(availPIDs, 0x&quot;&amp; [.M54]&amp; [.B54]&amp;&quot;,&quot;&quot;&quot;&amp;[.D54]&amp;&quot;&quot;&quot;, &quot;&quot;GetNumPIDs&quot;&quot;)&quot;;&quot;&quot;)" office:value-type="string" office:string-value="createCall(availPIDs, 0x27,&quot;O2S4_WR_lambda(1): Equivalence Ratio&#10;Voltage&quot;, &quot;GetNumPIDs&quot;)">
            <text:p>createCall(availPIDs, 0x27,"O2S4_WR_lambda(1): Equivalence Ratio<text:line-break/>Voltage", "GetNumPIDs")</text:p>
          </table:table-cell>
          <table:table-cell table:style-name="ce19" table:formula="of:=IF([.I54]&lt;&gt;&quot;&quot;;&quot;id0x&quot;&amp;[.M54]&amp;[.B54]&amp;&quot; = { byte = &quot;&amp;[.I54]&amp;&quot; , size =  &quot;&amp;[.J54]&amp;&quot; , mult = &quot;&amp;TEXT([.K54];&quot;0.############&quot;)&amp;&quot; , offset = &quot;&amp;TEXT([.L54];&quot;0.##############&quot;)&amp;&quot;, unit = &quot;&quot;&quot;&amp;[.G54]&amp;&quot;&quot;&quot;} ,&quot;;&quot;&quot;)" office:value-type="string" office:string-value="id0x27 = { byte = 2 , size =  2 , mult = 0.000122070313 , offset = 0, unit = &quot;N/A&#10;V&quot;} ,">
            <text:p>id0x27 = { byte = 2 , size = <text:s/>2 , mult = 0.000122070313 , offset = 0, unit = "N/A<text:line-break/>V"} ,</text:p>
          </table:table-cell>
          <table:table-cell table:style-name="ce14"/>
          <table:table-cell table:number-columns-repeated="1008"/>
        </table:table-row>
        <table:table-row table:style-name="ro7">
          <table:table-cell table:style-name="ce4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2S5_WR_lambda(1): Equivalence Ratio</text:p>
            <text:p>Voltage</text:p>
          </table:table-cell>
          <table:table-cell table:style-name="ce4" office:value-type="string">
            <text:p>0</text:p>
            <text:p>0</text:p>
          </table:table-cell>
          <table:table-cell table:style-name="ce4" office:value-type="string">
            <text:p>2</text:p>
            <text:p>8</text:p>
          </table:table-cell>
          <table:table-cell table:style-name="ce4" office:value-type="string">
            <text:p>N/A</text:p>
            <text:p>V</text:p>
          </table:table-cell>
          <table:table-cell table:style-name="ce4" office:value-type="string">
            <text:p>((A*256)+B)/32768</text:p>
            <text:p>((C*256)+D)/819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table:formula="of:=1/32768" office:value-type="float" office:value="0.000030517578125">
            <text:p>0.00003051757812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55]&lt;&gt;&quot;&quot;;&quot;createCall(availPIDs, 0x&quot;&amp; [.M55]&amp; [.B55]&amp;&quot;,&quot;&quot;&quot;&amp;[.D55]&amp;&quot;&quot;&quot;, &quot;&quot;GetNumPIDs&quot;&quot;)&quot;;&quot;&quot;)" office:value-type="string" office:string-value="createCall(availPIDs, 0x28,&quot;O2S5_WR_lambda(1): Equivalence Ratio&#10;Voltage&quot;, &quot;GetNumPIDs&quot;)">
            <text:p>createCall(availPIDs, 0x28,"O2S5_WR_lambda(1): Equivalence Ratio<text:line-break/>Voltage", "GetNumPIDs")</text:p>
          </table:table-cell>
          <table:table-cell table:style-name="ce19" table:formula="of:=IF([.I55]&lt;&gt;&quot;&quot;;&quot;id0x&quot;&amp;[.M55]&amp;[.B55]&amp;&quot; = { byte = &quot;&amp;[.I55]&amp;&quot; , size =  &quot;&amp;[.J55]&amp;&quot; , mult = &quot;&amp;TEXT([.K55];&quot;0.############&quot;)&amp;&quot; , offset = &quot;&amp;TEXT([.L55];&quot;0.##############&quot;)&amp;&quot;, unit = &quot;&quot;&quot;&amp;[.G55]&amp;&quot;&quot;&quot;} ,&quot;;&quot;&quot;)" office:value-type="string" office:string-value="id0x28 = { byte = 1 , size =  2 , mult = 0.000030517578 , offset = 0, unit = &quot;N/A&#10;V&quot;} ,">
            <text:p>id0x28 = { byte = 1 , size = <text:s/>2 , mult = 0.000030517578 , offset = 0, unit = "N/A<text:line-break/>V"} ,</text:p>
          </table:table-cell>
          <table:table-cell table:style-name="ce14"/>
          <table:table-cell table:number-columns-repeated="1008"/>
        </table:table-row>
        <table:table-row table:style-name="ro7">
          <table:table-cell table:style-name="ce4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2S5_WR_lambda(1): Equivalence Ratio</text:p>
            <text:p>Voltage</text:p>
          </table:table-cell>
          <table:table-cell table:style-name="ce4" office:value-type="string">
            <text:p>0</text:p>
            <text:p>0</text:p>
          </table:table-cell>
          <table:table-cell table:style-name="ce4" office:value-type="string">
            <text:p>2</text:p>
            <text:p>8</text:p>
          </table:table-cell>
          <table:table-cell table:style-name="ce4" office:value-type="string">
            <text:p>N/A</text:p>
            <text:p>V</text:p>
          </table:table-cell>
          <table:table-cell table:style-name="ce4" office:value-type="string">
            <text:p>((A*256)+B)/32768</text:p>
            <text:p>((C*256)+D)/819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6" table:formula="of:=1/8192" office:value-type="float" office:value="0.0001220703125">
            <text:p>0.000122070312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56]&lt;&gt;&quot;&quot;;&quot;createCall(availPIDs, 0x&quot;&amp; [.M56]&amp; [.B56]&amp;&quot;,&quot;&quot;&quot;&amp;[.D56]&amp;&quot;&quot;&quot;, &quot;&quot;GetNumPIDs&quot;&quot;)&quot;;&quot;&quot;)" office:value-type="string" office:string-value="createCall(availPIDs, 0x28,&quot;O2S5_WR_lambda(1): Equivalence Ratio&#10;Voltage&quot;, &quot;GetNumPIDs&quot;)">
            <text:p>createCall(availPIDs, 0x28,"O2S5_WR_lambda(1): Equivalence Ratio<text:line-break/>Voltage", "GetNumPIDs")</text:p>
          </table:table-cell>
          <table:table-cell table:style-name="ce19" table:formula="of:=IF([.I56]&lt;&gt;&quot;&quot;;&quot;id0x&quot;&amp;[.M56]&amp;[.B56]&amp;&quot; = { byte = &quot;&amp;[.I56]&amp;&quot; , size =  &quot;&amp;[.J56]&amp;&quot; , mult = &quot;&amp;TEXT([.K56];&quot;0.############&quot;)&amp;&quot; , offset = &quot;&amp;TEXT([.L56];&quot;0.##############&quot;)&amp;&quot;, unit = &quot;&quot;&quot;&amp;[.G56]&amp;&quot;&quot;&quot;} ,&quot;;&quot;&quot;)" office:value-type="string" office:string-value="id0x28 = { byte = 2 , size =  2 , mult = 0.000122070313 , offset = 0, unit = &quot;N/A&#10;V&quot;} ,">
            <text:p>id0x28 = { byte = 2 , size = <text:s/>2 , mult = 0.000122070313 , offset = 0, unit = "N/A<text:line-break/>V"} ,</text:p>
          </table:table-cell>
          <table:table-cell table:style-name="ce14"/>
          <table:table-cell table:number-columns-repeated="1008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6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2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7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2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8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2C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mmanded EG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100*A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2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GR Error</text:p>
          </table:table-cell>
          <table:table-cell table:style-name="ce3" office:value-type="float" office:value="-100">
            <text:p>-100</text:p>
          </table:table-cell>
          <table:table-cell table:style-name="ce3" office:value-type="string">
            <text:p>99.22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2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mmanded evaporative purg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100*A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2F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uel Level Input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100*A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# of warm-ups since codes cleare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A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Distance traveled since codes cleare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km</text:p>
          </table:table-cell>
          <table:table-cell table:style-name="ce3" office:value-type="string">
            <text:p>(A*256)+B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Evap. System Vapor Pressure</text:p>
          </table:table-cell>
          <table:table-cell table:style-name="ce3" office:value-type="float" office:value="-8.192">
            <text:p>-8,192</text:p>
          </table:table-cell>
          <table:table-cell table:style-name="ce3" office:value-type="float" office:value="8.192">
            <text:p>8,192</text:p>
          </table:table-cell>
          <table:table-cell table:style-name="ce3" office:value-type="string">
            <text:p>Pa</text:p>
          </table:table-cell>
          <table:table-cell table:style-name="ce3" office:value-type="string">
            <text:p>((A*256)+B)/4 (A is signed)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Barometric pressur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kPa (Absolute)</text:p>
          </table:table-cell>
          <table:table-cell table:style-name="ce3" office:value-type="string">
            <text:p>A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1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2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3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5</text:p>
            <text:p>((C*256)+D)/256 - 128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4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5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6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3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7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8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3C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atalyst Temperature</text:p>
            <text:p>Bank 1, Sensor 1</text:p>
          </table:table-cell>
          <table:table-cell table:style-name="ce3" office:value-type="float" office:value="-40">
            <text:p>-40</text:p>
          </table:table-cell>
          <table:table-cell table:style-name="ce3" office:value-type="string">
            <text:p>6,513.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((A*256)+B)/10 - 40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3D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atalyst Temperature</text:p>
            <text:p>Bank 2, Sensor 1</text:p>
          </table:table-cell>
          <table:table-cell table:style-name="ce3" office:value-type="float" office:value="-40">
            <text:p>-40</text:p>
          </table:table-cell>
          <table:table-cell table:style-name="ce3" office:value-type="string">
            <text:p>6,513.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((A*256)+B)/10 - 40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3E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atalyst Temperature</text:p>
            <text:p>Bank 1, Sensor 2</text:p>
          </table:table-cell>
          <table:table-cell table:style-name="ce3" office:value-type="float" office:value="-40">
            <text:p>-40</text:p>
          </table:table-cell>
          <table:table-cell table:style-name="ce3" office:value-type="string">
            <text:p>6,513.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((A*256)+B)/10 - 40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3F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atalyst Temperature</text:p>
            <text:p>Bank 2, Sensor 2</text:p>
          </table:table-cell>
          <table:table-cell table:style-name="ce3" office:value-type="float" office:value="-40">
            <text:p>-40</text:p>
          </table:table-cell>
          <table:table-cell table:style-name="ce3" office:value-type="string">
            <text:p>6,513.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((A*256)+B)/10 - 40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PIDs supported 41-60</text:p>
          </table:table-cell>
          <table:table-cell table:style-name="ce5" table:number-columns-repeated="3"/>
          <table:table-cell table:style-name="ce3" office:value-type="string">
            <text:p>Bit encoded [A7..D0] == [PID 0x41..PID 0x60]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Monitor status this drive cycle</text:p>
          </table:table-cell>
          <table:table-cell table:style-name="ce5" table:number-columns-repeated="3"/>
          <table:table-cell table:style-name="ce10" office:value-type="string">
            <text:p>Bit encoded. <text:a xlink:href="http://en.wikipedia.org/wiki/OBD-II_PIDs#Bitwise_encoded_PIDs">See below.</text:a>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ntrol module voltag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535">
            <text:p>65535</text:p>
          </table:table-cell>
          <table:table-cell table:style-name="ce3" office:value-type="string">
            <text:p>V</text:p>
          </table:table-cell>
          <table:table-cell table:style-name="ce3" office:value-type="string">
            <text:p>((A*256)+B)/1000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bsolute load valu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.7">
            <text:p>25,7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(A*256)+B)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mmand equivalence ratio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((A*256)+B)/32768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Relative throttle positi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mbient air temperature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215">
            <text:p>21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A-40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bsolute throttle position 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bsolute throttle position C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ccelerator pedal position 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4A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ccelerator pedal position 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4B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ccelerator pedal position F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4C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mmanded throttle actuato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4D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Time run with MIL 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minutes</text:p>
          </table:table-cell>
          <table:table-cell table:style-name="ce3" office:value-type="string">
            <text:p>(A*256)+B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4E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Time since trouble codes cleare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minutes</text:p>
          </table:table-cell>
          <table:table-cell table:style-name="ce3" office:value-type="string">
            <text:p>(A*256)+B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uel Type</text:p>
          </table:table-cell>
          <table:table-cell table:style-name="ce5" table:number-columns-repeated="3"/>
          <table:table-cell table:style-name="ce10" office:value-type="string">
            <text:p>From fuel type table <text:a xlink:href="http://en.wikipedia.org/wiki/OBD-II_PIDs#Fuel_Type_Coding">see below</text:a>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thanol fuel %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bsoulute Evap system Vapour Pressur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27675">
            <text:p>327675</text:p>
          </table:table-cell>
          <table:table-cell table:style-name="ce3" office:value-type="string">
            <text:p>kpa</text:p>
          </table:table-cell>
          <table:table-cell table:style-name="ce3" office:value-type="string">
            <text:p>1/200 per bit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10" office:value-type="string">
            <text:p>Returns numerous data, including Drive Condition ID and Engine Speed*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C4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10" office:value-type="string">
            <text:p>B5 is Engine Idle Request</text:p>
            <text:p>B6 is Engine Stop Request*</text:p>
          </table:table-cell>
          <table:table-cell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reeze frame trouble code</text:p>
          </table:table-cell>
          <table:table-cell table:style-name="ce5" table:number-columns-repeated="3"/>
          <table:table-cell table:style-name="ce10" office:value-type="string">
            <text:p>BCD encoded, <text:a xlink:href="http://en.wikipedia.org/wiki/OBD-II_PIDs#Bitwise_encoded_PIDs">See below.</text:a></text:p>
          </table:table-cell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n*6</text:p>
          </table:table-cell>
          <table:table-cell table:style-name="ce3" office:value-type="string">
            <text:p>Request trouble codes</text:p>
          </table:table-cell>
          <table:table-cell table:style-name="ce5" table:number-columns-repeated="3"/>
          <table:table-cell table:style-name="ce10" office:value-type="string">
            <text:p>3 codes per message frame, BCD encoded. <text:a xlink:href="http://en.wikipedia.org/wiki/OBD-II_PIDs#Bitwise_encoded_PIDs">See below.</text:a></text:p>
          </table:table-cell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N/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Clear trouble codes / Malfunction indicator lamp (MIL) / Check engine light</text:p>
          </table:table-cell>
          <table:table-cell table:style-name="ce5" table:number-columns-repeated="3"/>
          <table:table-cell table:style-name="ce10" office:value-type="string">
            <text:p>Clears all stored trouble codes and turns the MIL off.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100">
            <text:p>100</text:p>
          </table:table-cell>
          <table:table-cell table:style-name="ce5"/>
          <table:table-cell table:style-name="ce3" office:value-type="string">
            <text:p>OBD Monitor IDs supported ($01 - $20)</text:p>
          </table:table-cell>
          <table:table-cell table:style-name="ce5" table:number-columns-repeated="3"/>
          <table:table-cell table:style-name="ce12"/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1">
            <text:p>101</text:p>
          </table:table-cell>
          <table:table-cell table:style-name="ce5"/>
          <table:table-cell table:style-name="ce3" office:value-type="string">
            <text:p>O2 Sensor Monitor Bank 1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2">
            <text:p>102</text:p>
          </table:table-cell>
          <table:table-cell table:style-name="ce5"/>
          <table:table-cell table:style-name="ce3" office:value-type="string">
            <text:p>O2 Sensor Monitor Bank 1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3">
            <text:p>103</text:p>
          </table:table-cell>
          <table:table-cell table:style-name="ce5"/>
          <table:table-cell table:style-name="ce3" office:value-type="string">
            <text:p>O2 Sensor Monitor Bank 1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4">
            <text:p>104</text:p>
          </table:table-cell>
          <table:table-cell table:style-name="ce5"/>
          <table:table-cell table:style-name="ce3" office:value-type="string">
            <text:p>O2 Sensor Monitor Bank 1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5">
            <text:p>105</text:p>
          </table:table-cell>
          <table:table-cell table:style-name="ce5"/>
          <table:table-cell table:style-name="ce3" office:value-type="string">
            <text:p>O2 Sensor Monitor Bank 2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6">
            <text:p>106</text:p>
          </table:table-cell>
          <table:table-cell table:style-name="ce5"/>
          <table:table-cell table:style-name="ce3" office:value-type="string">
            <text:p>O2 Sensor Monitor Bank 2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7">
            <text:p>107</text:p>
          </table:table-cell>
          <table:table-cell table:style-name="ce5"/>
          <table:table-cell table:style-name="ce3" office:value-type="string">
            <text:p>O2 Sensor Monitor Bank 2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8">
            <text:p>108</text:p>
          </table:table-cell>
          <table:table-cell table:style-name="ce5"/>
          <table:table-cell table:style-name="ce3" office:value-type="string">
            <text:p>O2 Sensor Monitor Bank 2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9">
            <text:p>109</text:p>
          </table:table-cell>
          <table:table-cell table:style-name="ce5"/>
          <table:table-cell table:style-name="ce3" office:value-type="string">
            <text:p>O2 Sensor Monitor Bank 3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10A</text:p>
          </table:table-cell>
          <table:table-cell table:style-name="ce5"/>
          <table:table-cell table:style-name="ce3" office:value-type="string">
            <text:p>O2 Sensor Monitor Bank 3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10B</text:p>
          </table:table-cell>
          <table:table-cell table:style-name="ce5"/>
          <table:table-cell table:style-name="ce3" office:value-type="string">
            <text:p>O2 Sensor Monitor Bank 3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10C</text:p>
          </table:table-cell>
          <table:table-cell table:style-name="ce5"/>
          <table:table-cell table:style-name="ce3" office:value-type="string">
            <text:p>O2 Sensor Monitor Bank 3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10D</text:p>
          </table:table-cell>
          <table:table-cell table:style-name="ce5"/>
          <table:table-cell table:style-name="ce3" office:value-type="string">
            <text:p>O2 Sensor Monitor Bank 4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10E</text:p>
          </table:table-cell>
          <table:table-cell table:style-name="ce5"/>
          <table:table-cell table:style-name="ce3" office:value-type="string">
            <text:p>O2 Sensor Monitor Bank 4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10F</text:p>
          </table:table-cell>
          <table:table-cell table:style-name="ce5"/>
          <table:table-cell table:style-name="ce3" office:value-type="string">
            <text:p>O2 Sensor Monitor Bank 4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10">
            <text:p>110</text:p>
          </table:table-cell>
          <table:table-cell table:style-name="ce5"/>
          <table:table-cell table:style-name="ce3" office:value-type="string">
            <text:p>O2 Sensor Monitor Bank 4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1">
            <text:p>201</text:p>
          </table:table-cell>
          <table:table-cell table:style-name="ce5"/>
          <table:table-cell table:style-name="ce3" office:value-type="string">
            <text:p>O2 Sensor Monitor Bank 1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2">
            <text:p>202</text:p>
          </table:table-cell>
          <table:table-cell table:style-name="ce5"/>
          <table:table-cell table:style-name="ce3" office:value-type="string">
            <text:p>O2 Sensor Monitor Bank 1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3">
            <text:p>203</text:p>
          </table:table-cell>
          <table:table-cell table:style-name="ce5"/>
          <table:table-cell table:style-name="ce3" office:value-type="string">
            <text:p>O2 Sensor Monitor Bank 1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4">
            <text:p>204</text:p>
          </table:table-cell>
          <table:table-cell table:style-name="ce5"/>
          <table:table-cell table:style-name="ce3" office:value-type="string">
            <text:p>O2 Sensor Monitor Bank 1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5">
            <text:p>205</text:p>
          </table:table-cell>
          <table:table-cell table:style-name="ce5"/>
          <table:table-cell table:style-name="ce3" office:value-type="string">
            <text:p>O2 Sensor Monitor Bank 2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6">
            <text:p>206</text:p>
          </table:table-cell>
          <table:table-cell table:style-name="ce5"/>
          <table:table-cell table:style-name="ce3" office:value-type="string">
            <text:p>O2 Sensor Monitor Bank 2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7">
            <text:p>207</text:p>
          </table:table-cell>
          <table:table-cell table:style-name="ce5"/>
          <table:table-cell table:style-name="ce3" office:value-type="string">
            <text:p>O2 Sensor Monitor Bank 2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8">
            <text:p>208</text:p>
          </table:table-cell>
          <table:table-cell table:style-name="ce5"/>
          <table:table-cell table:style-name="ce3" office:value-type="string">
            <text:p>O2 Sensor Monitor Bank 2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9">
            <text:p>209</text:p>
          </table:table-cell>
          <table:table-cell table:style-name="ce5"/>
          <table:table-cell table:style-name="ce3" office:value-type="string">
            <text:p>O2 Sensor Monitor Bank 3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20A</text:p>
          </table:table-cell>
          <table:table-cell table:style-name="ce5"/>
          <table:table-cell table:style-name="ce3" office:value-type="string">
            <text:p>O2 Sensor Monitor Bank 3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20B</text:p>
          </table:table-cell>
          <table:table-cell table:style-name="ce5"/>
          <table:table-cell table:style-name="ce3" office:value-type="string">
            <text:p>O2 Sensor Monitor Bank 3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20C</text:p>
          </table:table-cell>
          <table:table-cell table:style-name="ce5"/>
          <table:table-cell table:style-name="ce3" office:value-type="string">
            <text:p>O2 Sensor Monitor Bank 3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20D</text:p>
          </table:table-cell>
          <table:table-cell table:style-name="ce5"/>
          <table:table-cell table:style-name="ce3" office:value-type="string">
            <text:p>O2 Sensor Monitor Bank 4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20E</text:p>
          </table:table-cell>
          <table:table-cell table:style-name="ce5"/>
          <table:table-cell table:style-name="ce3" office:value-type="string">
            <text:p>O2 Sensor Monitor Bank 4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20F</text:p>
          </table:table-cell>
          <table:table-cell table:style-name="ce5"/>
          <table:table-cell table:style-name="ce3" office:value-type="string">
            <text:p>O2 Sensor Monitor Bank 4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10">
            <text:p>210</text:p>
          </table:table-cell>
          <table:table-cell table:style-name="ce5"/>
          <table:table-cell table:style-name="ce3" office:value-type="string">
            <text:p>O2 Sensor Monitor Bank 4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mode 9 supported PIDs 01 to 20</text:p>
          </table:table-cell>
          <table:table-cell table:style-name="ce5" table:number-columns-repeated="3"/>
          <table:table-cell table:style-name="ce11" office:value-type="string">
            <text:p>Bit encoded</text:p>
          </table:table-cell>
          <table:table-cell table:number-columns-repeated="1016"/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5x5</text:p>
          </table:table-cell>
          <table:table-cell table:style-name="ce3" office:value-type="string">
            <text:p>Vehicle identification number (VIN)</text:p>
          </table:table-cell>
          <table:table-cell table:style-name="ce5" table:number-columns-repeated="3"/>
          <table:table-cell table:style-name="ce10" office:value-type="string">
            <text:p>Returns 5 lines, A is line ordering flag, B-E ASCII coded VIN digits.</text:p>
          </table:table-cell>
          <table:table-cell table:number-columns-repeated="1016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varies</text:p>
          </table:table-cell>
          <table:table-cell table:style-name="ce3" office:value-type="string">
            <text:p>calibration ID</text:p>
          </table:table-cell>
          <table:table-cell table:style-name="ce5" table:number-columns-repeated="3"/>
          <table:table-cell table:style-name="ce10" office:value-type="string">
            <text:p>Returns multiple lines, ASCII coded</text:p>
          </table:table-cell>
          <table:table-cell table:number-columns-repeated="1016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calibration</text:p>
          </table:table-cell>
          <table:table-cell table:style-name="ce5" table:number-columns-repeated="2"/>
          <table:table-cell table:number-columns-repeated="1018"/>
        </table:table-row>
        <table:table-row table:style-name="ro2" table:number-rows-repeated="653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6">16.08.2010</text:date>, <text:time>21:19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fen Köhler</meta:initial-creator>
    <meta:creation-date>2010-07-14T14:30:57</meta:creation-date>
    <dc:date>2010-08-16T21:19:23.73</dc:date>
    <dc:creator>Günter Römer</dc:creator>
    <meta:editing-duration>PT30H43M02S</meta:editing-duration>
    <meta:editing-cycles>10</meta:editing-cycles>
    <meta:generator>OpenOffice.org/3.2$Win32 OpenOffice.org_project/320m12$Build-9483</meta:generator>
    <meta:document-statistic meta:table-count="3" meta:cell-count="1337" meta:object-count="0"/>
  </office:meta>
</office:document-meta>
</file>